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8.147cm"/>
    </style:style>
    <style:style style:name="co7" style:family="table-column">
      <style:table-column-properties fo:break-before="auto" style:column-width="5.179cm"/>
    </style:style>
    <style:style style:name="co8" style:family="table-column">
      <style:table-column-properties fo:break-before="auto" style:column-width="1.512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8.315cm"/>
    </style:style>
    <style:style style:name="co12" style:family="table-column">
      <style:table-column-properties fo:break-before="auto" style:column-width="8.289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2.464cm"/>
    </style:style>
    <style:style style:name="co15" style:family="table-column">
      <style:table-column-properties fo:break-before="auto" style:column-width="2.521cm"/>
    </style:style>
    <style:style style:name="co16" style:family="table-column">
      <style:table-column-properties fo:break-before="auto" style:column-width="3.891cm"/>
    </style:style>
    <style:style style:name="co17" style:family="table-column">
      <style:table-column-properties fo:break-before="auto" style:column-width="5.096cm"/>
    </style:style>
    <style:style style:name="co18" style:family="table-column">
      <style:table-column-properties fo:break-before="auto" style:column-width="1.177cm"/>
    </style:style>
    <style:style style:name="co19" style:family="table-column">
      <style:table-column-properties fo:break-before="auto" style:column-width="1.231cm"/>
    </style:style>
    <style:style style:name="co20" style:family="table-column">
      <style:table-column-properties fo:break-before="auto" style:column-width="1.651cm"/>
    </style:style>
    <style:style style:name="co21" style:family="table-column">
      <style:table-column-properties fo:break-before="auto" style:column-width="2.184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.736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2.379cm"/>
    </style:style>
    <style:style style:name="co26" style:family="table-column">
      <style:table-column-properties fo:break-before="auto" style:column-width="1.707cm"/>
    </style:style>
    <style:style style:name="co27" style:family="table-column">
      <style:table-column-properties fo:break-before="auto" style:column-width="0.7cm"/>
    </style:style>
    <style:style style:name="co28" style:family="table-column">
      <style:table-column-properties fo:break-before="auto" style:column-width="0.67cm"/>
    </style:style>
    <style:style style:name="co29" style:family="table-column">
      <style:table-column-properties fo:break-before="auto" style:column-width="7.28cm"/>
    </style:style>
    <style:style style:name="co30" style:family="table-column">
      <style:table-column-properties fo:break-before="auto" style:column-width="0.474cm"/>
    </style:style>
    <style:style style:name="co31" style:family="table-column">
      <style:table-column-properties fo:break-before="auto" style:column-width="2.912cm"/>
    </style:style>
    <style:style style:name="co32" style:family="table-column">
      <style:table-column-properties fo:break-before="auto" style:column-width="2.604cm"/>
    </style:style>
    <style:style style:name="co33" style:family="table-column">
      <style:table-column-properties fo:break-before="auto" style:column-width="4.313cm"/>
    </style:style>
    <style:style style:name="co34" style:family="table-column">
      <style:table-column-properties fo:break-before="auto" style:column-width="2.7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028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0.979cm" fo:break-before="auto" style:use-optimal-row-height="false"/>
    </style:style>
    <style:style style:name="ta1" style:family="table" style:master-page-name="PageStyle_5f_UND-Funktion">
      <style:table-properties table:display="true" style:writing-mode="lr-tb"/>
    </style:style>
    <style:style style:name="ta2" style:family="table" style:master-page-name="PageStyle_5f_UND-Funktion_20_Lösung">
      <style:table-properties table:display="true" style:writing-mode="lr-tb" tableooo:tab-color="#1f497d"/>
    </style:style>
    <style:style style:name="ta3" style:family="table" style:master-page-name="PageStyle_5f_ODER-Funktion">
      <style:table-properties table:display="true" style:writing-mode="lr-tb"/>
    </style:style>
    <style:style style:name="ta4" style:family="table" style:master-page-name="PageStyle_5f_ODER-Funktion_20_Lösung">
      <style:table-properties table:display="true" style:writing-mode="lr-tb" tableooo:tab-color="#1f497d"/>
    </style:style>
    <style:style style:name="ta5" style:family="table" style:master-page-name="PageStyle_5f_WENN_20_Funktion">
      <style:table-properties table:display="true" style:writing-mode="lr-tb"/>
    </style:style>
    <style:style style:name="ta6" style:family="table" style:master-page-name="PageStyle_5f_WENN_20_Funktion_20_Lösung">
      <style:table-properties table:display="true" style:writing-mode="lr-tb" tableooo:tab-color="#1f497d"/>
    </style:style>
    <style:style style:name="ta7" style:family="table" style:master-page-name="PageStyle_5f_Stundenabrechnung">
      <style:table-properties table:display="true" style:writing-mode="lr-tb"/>
    </style:style>
    <style:style style:name="ta8" style:family="table" style:master-page-name="PageStyle_5f_Stundenabrechnung_20_Lösung">
      <style:table-properties table:display="true" style:writing-mode="lr-tb" tableooo:tab-color="#1f497d"/>
    </style:style>
    <style:style style:name="ta9" style:family="table" style:master-page-name="PageStyle_5f_Freifahrt">
      <style:table-properties table:display="true" style:writing-mode="lr-tb"/>
    </style:style>
    <style:style style:name="ta10" style:family="table" style:master-page-name="PageStyle_5f_Freifahrt_20_Lösung">
      <style:table-properties table:display="true" style:writing-mode="lr-tb" tableooo:tab-color="#1f497d"/>
    </style:style>
    <style:style style:name="ta11" style:family="table" style:master-page-name="PageStyle_5f_Rabatt_20_1">
      <style:table-properties table:display="true" style:writing-mode="lr-tb"/>
    </style:style>
    <style:style style:name="ta12" style:family="table" style:master-page-name="PageStyle_5f_Rabatt_20_1_20_Lösung">
      <style:table-properties table:display="true" style:writing-mode="lr-tb" tableooo:tab-color="#1f497d"/>
    </style:style>
    <style:style style:name="ta13" style:family="table" style:master-page-name="PageStyle_5f_Rabatt_20_2">
      <style:table-properties table:display="true" style:writing-mode="lr-tb"/>
    </style:style>
    <style:style style:name="ta14" style:family="table" style:master-page-name="PageStyle_5f_Rabatt_20_2_20_Lösung">
      <style:table-properties table:display="true" style:writing-mode="lr-tb" tableooo:tab-color="#1f497d"/>
    </style:style>
    <style:style style:name="ta15" style:family="table" style:master-page-name="PageStyle_5f_Lottozahl_20_2">
      <style:table-properties table:display="true" style:writing-mode="lr-tb"/>
    </style:style>
    <style:style style:name="ta16" style:family="table" style:master-page-name="PageStyle_5f_Lottozahl_20_2_20_Lölsung">
      <style:table-properties table:display="true" style:writing-mode="lr-tb" tableooo:tab-color="#1f497d"/>
    </style:style>
    <style:style style:name="ta17" style:family="table" style:master-page-name="PageStyle_5f_LV-Berechtigung">
      <style:table-properties table:display="true" style:writing-mode="lr-tb"/>
    </style:style>
    <style:style style:name="ta18" style:family="table" style:master-page-name="PageStyle_5f_LV-Berechtigung_20_Lölsung">
      <style:table-properties table:display="true" style:writing-mode="lr-tb" tableooo:tab-color="#1f497d"/>
    </style:style>
    <style:style style:name="ta19" style:family="table" style:master-page-name="PageStyle_5f_Aufnahmeberechtigung">
      <style:table-properties table:display="true" style:writing-mode="lr-tb"/>
    </style:style>
    <style:style style:name="ta20" style:family="table" style:master-page-name="PageStyle_5f_Aufnahmeberechtigung_20_Lölsung">
      <style:table-properties table:display="true" style:writing-mode="lr-tb" tableooo:tab-color="#1f497d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99"/>
    <style:style style:name="ce9" style:family="table-cell" style:parent-style-name="Excel_20_Built-in_20_Note" style:data-style-name="N0">
      <style:table-cell-properties fo:border-bottom="0.74pt solid #b2b2b2" style:cell-protect="protected" style:print-content="true" style:diagonal-bl-tr="none" style:diagonal-tl-br="none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Inpu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Standard_5f_Logische_20_Funktionen">
      <style:table-cell-properties style:rotation-align="none"/>
    </style:style>
    <style:style style:name="ce12" style:family="table-cell" style:parent-style-name="Excel_20_Built-in_20_Note" style:data-style-name="N0">
      <style:table-cell-properties fo:border-bottom="0.74pt solid #b2b2b2" style:cell-protect="protected" style:print-content="true" style:diagonal-bl-tr="none" style:diagonal-tl-br="none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14" style:family="table-cell" style:parent-style-name="Default" style:data-style-name="N99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5" style:family="table-cell" style:parent-style-name="Default" style:data-style-name="N99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6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99">
      <style:table-cell-properties style:diagonal-bl-tr="none" style:diagonal-tl-br="none" fo:border="1.76pt solid #000000" style:rotation-align="none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2" style:family="table-cell" style:parent-style-name="Excel_20_Built-in_20_Input" style:data-style-name="N100">
      <style:table-cell-properties fo:border-bottom="0.74pt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cm" style:writing-mode="page"/>
    </style:style>
    <style:style style:name="ce23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1.76pt solid #000000" style:rotation-align="none"/>
    </style:style>
    <style:style style:name="ce25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000000" style:rotation-align="none"/>
    </style:style>
    <style:style style:name="ce28" style:family="table-cell" style:parent-style-name="Excel_20_Built-in_20_Note" style:data-style-name="N0">
      <style:table-cell-properties fo:border-bottom="0.74pt solid #b2b2b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order-bottom="none" fo:background-color="#4f81bd" style:diagonal-bl-tr="none" style:diagonal-tl-br="none" fo:border-left="0.74pt solid #4f81bd" fo:border-right="none" style:rotation-align="none" fo:border-top="0.74pt solid #4f81bd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0107">
      <style:table-cell-properties fo:border-bottom="none" style:diagonal-bl-tr="none" style:diagonal-tl-br="none" style:text-align-source="fix" style:repeat-content="false" fo:wrap-option="no-wrap" fo:border-left="0.74pt solid #4f81bd" style:direction="ltr" fo:border-right="none" style:rotation-angle="0" style:rotation-align="none" style:shrink-to-fit="false" fo:border-top="0.74pt solid #4f81bd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20107">
      <style:table-cell-properties fo:border-bottom="0.74pt solid #4f81bd" style:diagonal-bl-tr="none" style:diagonal-tl-br="none" style:text-align-source="fix" style:repeat-content="false" fo:wrap-option="no-wrap" fo:border-left="0.74pt solid #4f81bd" style:direction="ltr" fo:border-right="none" style:rotation-angle="0" style:rotation-align="none" style:shrink-to-fit="false" fo:border-top="0.74pt solid #4f81bd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2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23">
      <style:table-cell-properties fo:border-bottom="0.74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74pt solid 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Excel_20_Built-in_20_40_25__20_-_20_Accent1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4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urrency">
      <style:table-cell-properties fo:border-bottom="0.74pt solid #4f81b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20_25__20_-_20_Accent1" style:data-style-name="N12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8" style:family="table-cell" style:parent-style-name="Excel_20_Built-in_20_20_25__20_-_20_Accent1" style:data-style-name="N12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4f81bd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none" style:direction="ltr" fo:border-right="0.74pt solid #4f81bd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 style:data-style-name="N122">
      <style:table-cell-properties fo:border-bottom="0.74pt solid #4f81bd" style:diagonal-bl-tr="none" style:diagonal-tl-br="none" style:text-align-source="fix" style:repeat-content="false" fo:wrap-option="no-wrap" fo:border-left="none" style:direction="ltr" fo:border-right="0.74pt solid #4f81bd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 style:data-style-name="N122">
      <style:table-cell-properties style:rotation-align="none"/>
    </style:style>
    <style:style style:name="ce53" style:family="table-cell" style:parent-style-name="Excel_20_Built-in_20_Input" style:data-style-name="N12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46c0a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order-bottom="none" fo:background-color="#e46c0a" style:diagonal-bl-tr="none" style:diagonal-tl-br="none" fo:border-left="0.74pt solid #4f81bd" fo:border-right="none" style:rotation-align="none" fo:border-top="0.74pt solid #4f81bd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bbb5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9" style:family="table-cell" style:parent-style-name="Default">
      <style:table-cell-properties fo:border-bottom="none" fo:background-color="#9bbb59" style:diagonal-bl-tr="none" style:diagonal-tl-br="none" fo:border-left="0.74pt solid #4f81bd" fo:border-right="none" style:rotation-align="none" fo:border-top="0.74pt solid #4f81bd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bbb5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fo:border-bottom="none" fo:background-color="#9bbb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f81bd" style:direction="ltr" fo:border-right="none" style:rotation-angle="0" style:rotation-align="none" style:shrink-to-fit="false" fo:border-top="0.74pt solid #4f81bd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Excel_20_Built-in_20_Currency" style:data-style-name="N12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4f81bd" style:direction="ltr" fo:border-right="none" style:rotation-angle="0" style:rotation-align="none" style:shrink-to-fit="false" fo:border-top="0.74pt solid #4f81bd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Standard_5f_Logische_20_Funktionen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Standard_5f_Logische_20_Funktionen">
      <style:table-cell-properties fo:background-color="#d5d8cf" style:rotation-align="none"/>
    </style:style>
    <style:style style:name="ce69" style:family="table-cell" style:parent-style-name="Standard_5f_Logische_20_Funktionen">
      <style:table-cell-properties fo:background-color="#d5d8c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" style:family="table-cell" style:parent-style-name="Standard_5f_Logische_20_Funktionen">
      <style:table-cell-properties fo:background-color="#d5d8c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1f497d" style:text-outline="false" style:text-line-through-style="none" style:text-line-through-typ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1" style:family="table-cell" style:parent-style-name="Standard_5f_Logische_20_Funktionen">
      <style:table-cell-properties fo:background-color="#d5d8c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1f497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Standard_5f_Logische_20_Funktionen">
      <style:table-cell-properties fo:background-color="#d5d8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1f497d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Standard_5f_Logische_20_Funktionen">
      <style:table-cell-properties fo:background-color="#d5d8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1f497d" style:text-outline="false" style:text-line-through-style="none" style:text-line-through-typ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4" style:family="table-cell" style:parent-style-name="Standard_5f_Logische_20_Funktionen">
      <style:table-cell-properties fo:background-color="#d5d8c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Standard_5f_Logische_20_Funktionen">
      <style:table-cell-properties fo:background-color="#d5d8cf" style:rotation-align="none"/>
      <style:text-properties fo:color="#3333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Standard_5f_Logische_20_Funktionen">
      <style:table-cell-properties fo:border-bottom="1.76pt solid #ffffff" fo:background-color="#ebf1de" style:diagonal-bl-tr="none" style:diagonal-tl-br="none" style:text-align-source="fix" style:repeat-content="false" fo:wrap-option="no-wrap" fo:border-left="1.76pt solid #000000" style:direction="ltr" fo:border-right="1.76pt solid #ffff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Standard_5f_Logische_20_Funktionen">
      <style:table-cell-properties fo:border-bottom="1.76pt solid #ffffff" fo:background-color="#ebf1de" style:diagonal-bl-tr="none" style:diagonal-tl-br="none" style:text-align-source="fix" style:repeat-content="false" fo:wrap-option="no-wrap" fo:border-left="1.76pt solid #000000" style:direction="ltr" fo:border-right="1.76pt solid #ffff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Inpu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1" style:family="table-cell" style:parent-style-name="Excel_20_Built-in_20_Input" style:data-style-name="N0">
      <style:table-cell-properties fo:border-bottom="0.74pt solid #7f7f7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fo:border-bottom="0.74pt solid #948a54" style:diagonal-bl-tr="none" style:diagonal-tl-br="none" fo:border-left="0.74pt solid #948a54" fo:border-right="none" style:rotation-align="none" fo:border-top="0.74pt solid #7f7f7f"/>
    </style:style>
    <style:style style:name="ce83" style:family="table-cell" style:parent-style-name="Default">
      <style:table-cell-properties fo:border-bottom="0.74pt solid #948a54" style:diagonal-bl-tr="none" style:diagonal-tl-br="none" fo:border-left="0.74pt solid #948a54" fo:border-right="none" style:rotation-align="none" fo:border-top="0.74pt solid #948a54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style:diagonal-bl-tr="none" style:diagonal-tl-br="none" fo:border="0.74pt solid #7f7f7f" style:rotation-align="none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" style:family="table-cell" style:parent-style-name="Excel_20_Built-in_20_In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2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f622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94" style:family="table-cell" style:parent-style-name="Excel_20_Built-in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96" style:family="table-cell" style:parent-style-name="Excel_20_Built-in_20_Calculation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f622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8" style:family="table-cell" style:parent-style-name="Excel_20_Built-in_20_Calculation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f622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1f497d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1f497d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1f497d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color="#00000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weight-asian="bold" style:font-weight-complex="bold" style:font-style-asian="italic" style:font-style-complex="italic"/>
    </style:style>
    <style:style style:name="T8" style:family="text">
      <style:text-properties fo:color="#000000" style:font-name="Calibri" fo:font-size="10pt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style-asian="italic" style:font-style-complex="italic" fo:font-weight="normal" style:font-weight-asian="normal" style:font-weight-complex="normal"/>
    </style:style>
    <style:style style:name="T9" style:family="text">
      <style:text-properties fo:color="#000000" style:font-name="Calibri" fo:font-size="10pt" style:text-underline-style="none" style:text-underline-color="font-color" style:text-line-through-type="none" fo:font-style="italic" style:text-outline="false" fo:text-shadow="none" style:text-position="0% 100%" style:font-name-complex="Calibri" style:font-size-asian="10pt" style:font-size-complex="10pt" style:font-style-asian="italic" style:font-style-complex="italic" fo:font-weight="bold" style:font-weight-asian="bold" style:font-weight-complex="bold"/>
    </style:style>
    <style:style style:name="T10" style:family="text">
      <style:text-properties fo:color="#4f6228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5)" table:allow-empty-cell="true" table:base-cell-address="'UND-Funktion'.A1">
          <table:help-message table:display="true">
            <text:p>Geben Sie bitte eine Zahl zwischen 1 und 45 ein!</text:p>
          </table:help-message>
          <table:error-message table:message-type="stop" table:display="true">
            <text:p>Nur Zahlen zwischen 1 und 45 erlaubt!</text:p>
          </table:error-message>
        </table:content-validation>
        <table:content-validation table:name="val2" table:condition="of:cell-content-is-whole-number() and cell-content-is-between(1,45)" table:allow-empty-cell="true" table:base-cell-address="'UND-Funktion'.A1">
          <table:help-message table:display="true">
            <text:p>Bitte eine Zahl Zwischen 1 und 45 eingeben!</text:p>
          </table:help-message>
          <table:error-message table:message-type="stop" table:display="true"/>
        </table:content-validation>
      </table:content-validations>
      <table:table table:name="UND-Funk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span text:style-name="T1">BEISPIEL</text:span><text:span text:style-name="T2"> UND-Funktion</text:span></text:p>
          </table:table-cell>
          <table:covered-table-cell table:style-name="ce9"/>
          <table:table-cell table:style-name="ce16" table:number-columns-repeated="6"/>
          <table:table-cell table:number-columns-repeated="5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4" table:formula="of:=AND([.A2]&lt;40; [.A3]&lt;30)" office:value-type="float" office:value="1" calcext:value-type="float">
            <text:p>1</text:p>
          </table:table-cell>
          <table:table-cell table:style-name="ce10" office:value-type="string" calcext:value-type="string">
            <text:p>=UND(A2&lt;40; A3&lt;30)</text:p>
          </table:table-cell>
          <table:table-cell office:value-type="string" calcext:value-type="string">
            <text:p>A2 (30) ist kleiner als 40 und A3 (20) ist kleiner als 30 - <text:span text:style-name="T5">beides stimmt, also wahr!</text:span></text:p>
          </table:table-cell>
          <table:table-cell table:number-columns-repeated="61"/>
        </table:table-row>
        <table:table-row table:style-name="ro2">
          <table:table-cell table:style-name="ce5" table:formula="of:=AND([.A2]&lt;40; [.A3]&lt;20)" office:value-type="float" office:value="0" calcext:value-type="float">
            <text:p>0</text:p>
          </table:table-cell>
          <table:table-cell table:style-name="ce10" office:value-type="string" calcext:value-type="string">
            <text:p>=UND(A2&lt;40; A3&lt;20)</text:p>
          </table:table-cell>
          <table:table-cell office:value-type="string" calcext:value-type="string">
            <text:p>A2 (30) ist kleiner als 40 und A3 (20) ist kleiner als 20 -<text:span text:style-name="T5"> zweites ist falsch, also falsch!</text:span></text:p>
          </table:table-cell>
          <table:table-cell table:number-columns-repeated="61"/>
        </table:table-row>
        <table:table-row table:style-name="ro3">
          <table:table-cell table:style-name="ce5"/>
          <table:table-cell table:style-name="ce11"/>
          <table:table-cell table:number-columns-repeated="62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ÜBUNGEN</text:span><text:span text:style-name="T2"> UND-Funktion</text:span></text:p>
          </table:table-cell>
          <table:covered-table-cell table:style-name="ce12"/>
          <table:table-cell table:style-name="ce16" table:number-columns-repeated="6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Überprüfen Sie, ob folgende Werte jeweils <text:span text:style-name="T3">gößer als 99 und kleiner oder gleich 200 </text:span><text:span text:style-name="T4">sind:</text:span></text:p>
          </table:table-cell>
          <table:table-cell table:number-columns-repeated="6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3" table:formula="of:=AND([.A10]&gt;99;[.A10]&lt;=200)" office:value-type="boolean" office:boolean-value="false" calcext:value-type="boolean">
            <text:p>FALSCH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AND([.A11]&gt;99;[.A11]&lt;=200)" office:value-type="boolean" office:boolean-value="false" calcext:value-type="boolean">
            <text:p>FALSCH</text:p>
          </table:table-cell>
          <table:table-cell table:number-columns-repeated="62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5" table:formula="of:=AND([.A12]&gt;99;[.A12]&lt;=200)" office:value-type="boolean" office:boolean-value="true" calcext:value-type="boolean">
            <text:p>WAHR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<text:span text:style-name="T3">Jede der beiden Zeilensummen muß 100</text:span><text:span text:style-name="T4"> ergeben, um die Aussage WAHR zu erhalten:</text:span></text:p>
          </table:table-cell>
          <table:table-cell table:number-columns-repeated="5"/>
          <table:table-cell table:style-name="ce18" table:formula="of:=AND([.A16]+[.B16]+[.C16]=100;[.A17]+[.B17]+[.C17]=100)" office:value-type="boolean" office:boolean-value="false" calcext:value-type="boolean">
            <text:p>FALSCH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8" table:number-columns-repeated="3"/>
          <table:table-cell table:number-columns-repeated="61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ND-Funktion Lösung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span text:style-name="T1">BEISPIEL</text:span><text:span text:style-name="T2"> UND-Funktion</text:span></text:p>
          </table:table-cell>
          <table:covered-table-cell table:style-name="ce9"/>
          <table:table-cell table:style-name="ce16" table:number-columns-repeated="6"/>
          <table:table-cell table:number-columns-repeated="5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4" table:formula="of:=AND([.A2]&lt;40; [.A3]&lt;30)" office:value-type="float" office:value="1" calcext:value-type="float">
            <text:p>1</text:p>
          </table:table-cell>
          <table:table-cell table:style-name="ce10" office:value-type="string" calcext:value-type="string">
            <text:p>=UND(A2&lt;40; A3&lt;30)</text:p>
          </table:table-cell>
          <table:table-cell office:value-type="string" calcext:value-type="string">
            <text:p>A2 (30) ist kleiner als 40 und A3 (20) ist kleiner als 30 - <text:span text:style-name="T5">beides stimmt, also wahr!</text:span></text:p>
          </table:table-cell>
          <table:table-cell table:number-columns-repeated="61"/>
        </table:table-row>
        <table:table-row table:style-name="ro2">
          <table:table-cell table:style-name="ce5" table:formula="of:=AND([.A2]&lt;40; [.A3]&lt;20)" office:value-type="float" office:value="0" calcext:value-type="float">
            <text:p>0</text:p>
          </table:table-cell>
          <table:table-cell table:style-name="ce10" office:value-type="string" calcext:value-type="string">
            <text:p>=UND(A2&lt;40; A3&lt;20)</text:p>
          </table:table-cell>
          <table:table-cell office:value-type="string" calcext:value-type="string">
            <text:p>A2 (30) ist kleiner als 40 und A3 (20) ist kleiner als 20 -<text:span text:style-name="T5"> zweites ist falsch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ÜBUNGEN</text:span><text:span text:style-name="T2"> UND-Funktion</text:span></text:p>
          </table:table-cell>
          <table:covered-table-cell table:style-name="ce12"/>
          <table:table-cell table:style-name="ce16" table:number-columns-repeated="6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Überprüfen Sie, ob folgende Werte jeweils <text:span text:style-name="T3">gößer als 99 und kleiner oder gleich 200 </text:span><text:span text:style-name="T4">sind:</text:span></text:p>
          </table:table-cell>
          <table:table-cell table:number-columns-repeated="6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9" table:formula="of:=AND([.A10]&gt;99;[.A10]&lt;=200)" office:value-type="float" office:value="0" calcext:value-type="float">
            <text:p>0</text:p>
          </table:table-cell>
          <table:table-cell table:style-name="ce22" office:value-type="string" calcext:value-type="string">
            <text:p>=UND(A10&gt;99;A10&lt;=200)</text:p>
          </table:table-cell>
          <table:table-cell table:style-name="ce23"/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0" table:formula="of:=AND([.A11]&gt;99;[.A11]&lt;=200)" office:value-type="float" office:value="0" calcext:value-type="float">
            <text:p>0</text:p>
          </table:table-cell>
          <table:table-cell table:style-name="ce22" office:value-type="string" calcext:value-type="string">
            <text:p>=UND(A11&gt;99;A11&lt;=200)</text:p>
          </table:table-cell>
          <table:table-cell table:style-name="ce23"/>
          <table:table-cell table:number-columns-repeated="6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1" table:formula="of:=AND([.A12]&gt;99;[.A12]&lt;=200)" office:value-type="float" office:value="1" calcext:value-type="float">
            <text:p>1</text:p>
          </table:table-cell>
          <table:table-cell table:style-name="ce22" office:value-type="string" calcext:value-type="string">
            <text:p>=UND(A12&gt;99;A12&lt;=200)</text:p>
          </table:table-cell>
          <table:table-cell table:style-name="ce2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<text:span text:style-name="T3">Jede der beiden Zeilensummen muß 100</text:span><text:span text:style-name="T4"> ergeben, um die Aussage WAHR zu erhalten:</text:span></text:p>
          </table:table-cell>
          <table:table-cell table:number-columns-repeated="5"/>
          <table:table-cell table:style-name="ce24" table:formula="of:=AND([.A16]+[.B16]+[.C16]=100;[.A17]+[.B17]+[.C17]=100)" office:value-type="float" office:value="0" calcext:value-type="float">
            <text:p>0</text:p>
          </table:table-cell>
          <table:table-cell table:style-name="ce22" office:value-type="string" calcext:value-type="string">
            <text:p>=UND(A16+B16+C16=100;A17+B17+C17=100)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61"/>
        </table:table-row>
        <table:table-row table:style-name="ro3">
          <table:table-cell table:style-name="ce5"/>
          <table:table-cell table:style-name="ce11"/>
          <table:table-cell table:number-columns-repeated="62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DER-Funktio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55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span text:style-name="T1">BEISPIEL</text:span><text:span text:style-name="T2"> ODER-Funktion</text:span></text:p>
          </table:table-cell>
          <table:covered-table-cell table:style-name="ce9"/>
          <table:table-cell table:style-name="ce16" table:number-columns-repeated="7"/>
          <table:table-cell table:number-columns-repeated="5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4" table:formula="of:=OR([.A2]&lt;40; [.A3]&lt;10)" office:value-type="float" office:value="1" calcext:value-type="float">
            <text:p>1</text:p>
          </table:table-cell>
          <table:table-cell table:style-name="ce10" office:value-type="string" calcext:value-type="string">
            <text:p>=ODER(A2&lt;40; A3&lt;10)</text:p>
          </table:table-cell>
          <table:table-cell office:value-type="string" calcext:value-type="string">
            <text:p>A2 (30) ist kleiner als 40 und A3 (20) ist kleiner als 10 - <text:span text:style-name="T5">eine Bedingung ist erfüllt, also wahr!</text:span></text:p>
          </table:table-cell>
          <table:table-cell table:number-columns-repeated="61"/>
        </table:table-row>
        <table:table-row table:style-name="ro2">
          <table:table-cell table:style-name="ce5" table:formula="of:=OR([.A2]&lt;25; [.A3]&lt;20)" office:value-type="float" office:value="0" calcext:value-type="float">
            <text:p>0</text:p>
          </table:table-cell>
          <table:table-cell table:style-name="ce10" office:value-type="string" calcext:value-type="string">
            <text:p>=ODER(A2&lt;25; A3&lt;20)</text:p>
          </table:table-cell>
          <table:table-cell office:value-type="string" calcext:value-type="string">
            <text:p>A2 (30) ist kleiner als 25 und A3 (20) ist kleiner als 20 -<text:span text:style-name="T5"> keine Bedingung ist erfüllt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ÜBUNGEN</text:span><text:span text:style-name="T2"> ODER-Funktion</text:span></text:p>
          </table:table-cell>
          <table:covered-table-cell table:style-name="ce12"/>
          <table:table-cell table:style-name="ce16" table:number-columns-repeated="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Überprüfen Sie, ob der <text:span text:style-name="T3">Wert in A10 "Prüfung" oder "Wiederholung" entspricht</text:span><text:span text:style-name="T4">:</text:span></text:p>
          </table:table-cell>
          <table:table-cell table:number-columns-repeated="3"/>
          <table:table-cell table:style-name="ce18" table:formula="of:=OR([.A10]=&quot;Prüfung&quot;;[.A10]=&quot;Wiederholung&quot;)" office:value-type="boolean" office:boolean-value="true" calcext:value-type="boolean">
            <text:p>WAHR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üfun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Zumindest<text:span text:style-name="T3"> eine der beiden Zeilensummen muß 100 ergeben</text:span><text:span text:style-name="T4">, um die Aussage WAHR zu erhalten:</text:span></text:p>
          </table:table-cell>
          <table:table-cell table:number-columns-repeated="5"/>
          <table:table-cell table:style-name="ce18" table:formula="of:=OR([.A14]+[.B14]+[.C14]=100;[.A15]+[.B15]+[.C15]=100)" office:value-type="boolean" office:boolean-value="true" calcext:value-type="boolean">
            <text:p>WAHR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DER-Funktion Lösung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55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<text:span text:style-name="T1">BEISPIEL</text:span><text:span text:style-name="T2"> ODER-Funktion</text:span></text:p>
          </table:table-cell>
          <table:covered-table-cell table:style-name="ce9"/>
          <table:table-cell table:style-name="ce16" table:number-columns-repeated="7"/>
          <table:table-cell table:number-columns-repeated="5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6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63"/>
        </table:table-row>
        <table:table-row table:style-name="ro2">
          <table:table-cell table:style-name="ce4" table:formula="of:=OR([.A2]&lt;40; [.A3]&lt;10)" office:value-type="float" office:value="1" calcext:value-type="float">
            <text:p>1</text:p>
          </table:table-cell>
          <table:table-cell table:style-name="ce10" office:value-type="string" calcext:value-type="string">
            <text:p>=ODER(A2&lt;40; A3&lt;10)</text:p>
          </table:table-cell>
          <table:table-cell office:value-type="string" calcext:value-type="string">
            <text:p>A2 (30) ist kleiner als 40 und A3 (20) ist kleiner als 10 - <text:span text:style-name="T5">eine Bedingung ist erfüllt, also wahr!</text:span></text:p>
          </table:table-cell>
          <table:table-cell table:number-columns-repeated="61"/>
        </table:table-row>
        <table:table-row table:style-name="ro2">
          <table:table-cell table:style-name="ce5" table:formula="of:=OR([.A2]&lt;25; [.A3]&lt;20)" office:value-type="float" office:value="0" calcext:value-type="float">
            <text:p>0</text:p>
          </table:table-cell>
          <table:table-cell table:style-name="ce10" office:value-type="string" calcext:value-type="string">
            <text:p>=ODER(A2&lt;25; A3&lt;20)</text:p>
          </table:table-cell>
          <table:table-cell office:value-type="string" calcext:value-type="string">
            <text:p>A2 (30) ist kleiner als 25 und A3 (20) ist kleiner als 20 -<text:span text:style-name="T5"> keine Bedingung ist erfüllt, also falsch!</text:span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ÜBUNGEN</text:span><text:span text:style-name="T2"> ODER-Funktion</text:span></text:p>
          </table:table-cell>
          <table:covered-table-cell table:style-name="ce12"/>
          <table:table-cell table:style-name="ce16" table:number-columns-repeated="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Überprüfen Sie, ob der <text:span text:style-name="T3">Wert in A10 "Prüfung" oder "Wiederholung" entspricht</text:span><text:span text:style-name="T4">:</text:span></text:p>
          </table:table-cell>
          <table:table-cell table:number-columns-repeated="3"/>
          <table:table-cell table:style-name="ce24" table:formula="of:=OR([.A10]=&quot;Prüfung&quot;;[.A10]=&quot;Wiederholung&quot;)" office:value-type="float" office:value="1" calcext:value-type="float">
            <text:p>1</text:p>
          </table:table-cell>
          <table:table-cell table:style-name="ce10" office:value-type="string" calcext:value-type="string">
            <text:p>=ODER(A10="Prüfung";A10="Wiederholung")</text:p>
          </table:table-cell>
          <table:table-cell table:style-name="ce23" table:number-columns-repeated="2"/>
          <table:table-cell table:number-columns-repeated="56"/>
        </table:table-row>
        <table:table-row table:style-name="ro2">
          <table:table-cell office:value-type="string" calcext:value-type="string">
            <text:p>Prüfun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Zumindest<text:span text:style-name="T3"> eine der beiden Zeilensummen muß 100 ergeben</text:span><text:span text:style-name="T4">, um die Aussage WAHR zu erhalten:</text:span></text:p>
          </table:table-cell>
          <table:table-cell table:number-columns-repeated="5"/>
          <table:table-cell table:style-name="ce24" table:formula="of:=OR([.A14]+[.B14]+[.C14]=100;[.A15]+[.B15]+[.C15]=100)" office:value-type="float" office:value="1" calcext:value-type="float">
            <text:p>1</text:p>
          </table:table-cell>
          <table:table-cell table:style-name="ce22" office:value-type="string" calcext:value-type="string">
            <text:p>=ODER(A16+B16+C16=100;A17+B17+C17=100)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61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NN Funktion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60" table:default-cell-style-name="Default"/>
        <table:table-row table:style-name="ro2">
          <table:table-cell table:style-name="ce6" office:value-type="string" calcext:value-type="string" table:number-columns-spanned="4" table:number-rows-spanned="1">
            <text:p><text:span text:style-name="T1">Beispiel</text:span><text:span text:style-name="T2"> WENN-Funktion</text:span></text:p>
          </table:table-cell>
          <table:covered-table-cell table:number-columns-repeated="2" table:style-name="ce28"/>
          <table:covered-table-cell table:style-name="ce1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4">
          <table:table-cell table:style-name="ce25" office:value-type="string" calcext:value-type="string">
            <text:p>BUDGETVORANSCHLA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6" office:value-type="string" calcext:value-type="string">
            <text:p>Monat</text:p>
          </table:table-cell>
          <table:table-cell table:style-name="ce26" office:value-type="string" calcext:value-type="string">
            <text:p>Voranschlag</text:p>
          </table:table-cell>
          <table:table-cell table:style-name="ce26" office:value-type="string" calcext:value-type="string">
            <text:p>Tats. Kosten</text:p>
          </table:table-cell>
          <table:table-cell table:style-name="ce26" office:value-type="string" calcext:value-type="string">
            <text:p>Meldung</text:p>
          </table:table-cell>
          <table:table-cell table:number-columns-repeated="60"/>
        </table:table-row>
        <table:table-row table:style-name="ro2">
          <table:table-cell table:style-name="ce27" office:value-type="string" calcext:value-type="string">
            <text:p>Jänner</text:p>
          </table:table-cell>
          <table:table-cell table:style-name="ce29" office:value-type="float" office:value="1800" calcext:value-type="float">
            <text:p><text:s/>1.800,00 </text:p>
          </table:table-cell>
          <table:table-cell table:style-name="ce29"/>
          <table:table-cell table:style-name="ce27" table:formula="of:=IF([.C6]&gt;[.B6];&quot;Budget überschritten&quot;;&quot;OK&quot;)" office:value-type="string" office:string-value="OK" calcext:value-type="string">
            <text:p>OK</text:p>
          </table:table-cell>
          <table:table-cell table:style-name="ce10" office:value-type="string" calcext:value-type="string">
            <text:p>=WENN(C6&gt;B6;"Budget überschritten";"OK")</text:p>
          </table:table-cell>
          <table:table-cell table:style-name="ce23" table:number-columns-repeated="3"/>
          <table:table-cell table:number-columns-repeated="56"/>
        </table:table-row>
        <table:table-row table:style-name="ro2">
          <table:table-cell table:style-name="ce27" office:value-type="string" calcext:value-type="string">
            <text:p>Februar</text:p>
          </table:table-cell>
          <table:table-cell table:style-name="ce29" office:value-type="float" office:value="400" calcext:value-type="float">
            <text:p><text:s/>400,00 </text:p>
          </table:table-cell>
          <table:table-cell table:style-name="ce29"/>
          <table:table-cell table:style-name="ce27" table:formula="of:=IF([.C7]&gt;[.B7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style-name="ce27" office:value-type="string" calcext:value-type="string">
            <text:p>März</text:p>
          </table:table-cell>
          <table:table-cell table:style-name="ce29" office:value-type="float" office:value="900" calcext:value-type="float">
            <text:p><text:s/>900,00 </text:p>
          </table:table-cell>
          <table:table-cell table:style-name="ce29"/>
          <table:table-cell table:style-name="ce27" table:formula="of:=IF([.C8]&gt;[.B8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4" table:number-rows-spanned="1">
            <text:p><text:span text:style-name="T1">ÜBUNGEN</text:span><text:span text:style-name="T2"> WENN-Funktion</text:span></text:p>
          </table:table-cell>
          <table:covered-table-cell table:number-columns-repeated="2" table:style-name="ce28"/>
          <table:covered-table-cell table:style-name="ce1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Wenn die <text:span text:style-name="T3">Summe von A13 und B13</text:span><text:span text:style-name="T4"> </text:span><text:span text:style-name="T6">weniger als 100</text:span><text:span text:style-name="T4"> ergibt, soll der </text:span><text:span text:style-name="T6">Wert</text:span><text:span text:style-name="T4"> "</text:span><text:span text:style-name="T6">Mangel</text:span><text:span text:style-name="T4">" ausgegeben werden, </text:span><text:span text:style-name="T6">sonst der Wert</text:span><text:span text:style-name="T4"> "</text:span><text:span text:style-name="T6">Überschuss</text:span><text:span text:style-name="T4">":</text:span></text:p>
          </table:table-cell>
          <table:table-cell table:number-columns-repeated="6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13]+[.B13]&lt;100;&quot;Mangel&quot;;&quot;Überschuss&quot;)" office:value-type="string" office:string-value="Überschuss" calcext:value-type="string">
            <text:p>Überschuss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Wenn <text:span text:style-name="T3">Zelle A16 </text:span><text:span text:style-name="T4">dem </text:span><text:span text:style-name="T6">Wert</text:span><text:span text:style-name="T4"> "</text:span><text:span text:style-name="T6">Rot</text:span><text:span text:style-name="T4">" entspricht, soll der </text:span><text:span text:style-name="T6">Wert</text:span><text:span text:style-name="T4"> "</text:span><text:span text:style-name="T6">richtig gerarten!</text:span><text:span text:style-name="T4">" ausgegeben werden, </text:span><text:span text:style-name="T6">sonst der Wert</text:span><text:span text:style-name="T4"> "</text:span><text:span text:style-name="T6">leider daneben!</text:span><text:span text:style-name="T4">":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lau</text:p>
          </table:table-cell>
          <table:table-cell/>
          <table:table-cell table:formula="of:=IF([.A16]=&quot;rot&quot;;&quot;richtig geraten!&quot;;&quot;leider daneben!&quot;)" office:value-type="string" office:string-value="leider daneben!" calcext:value-type="string">
            <text:p>leider daneben!</text:p>
          </table:table-cell>
          <table:table-cell table:number-columns-repeated="61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NN Funktion Lösung" table:style-name="ta6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60" table:default-cell-style-name="Default"/>
        <table:table-row table:style-name="ro2">
          <table:table-cell table:style-name="ce6" office:value-type="string" calcext:value-type="string" table:number-columns-spanned="4" table:number-rows-spanned="1">
            <text:p><text:span text:style-name="T1">Beispiel</text:span><text:span text:style-name="T2"> WENN-Funktion</text:span></text:p>
          </table:table-cell>
          <table:covered-table-cell table:number-columns-repeated="2" table:style-name="ce28"/>
          <table:covered-table-cell table:style-name="ce1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4">
          <table:table-cell table:style-name="ce25" office:value-type="string" calcext:value-type="string">
            <text:p>BUDGETVORANSCHLAG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6" office:value-type="string" calcext:value-type="string">
            <text:p>Monat</text:p>
          </table:table-cell>
          <table:table-cell table:style-name="ce26" office:value-type="string" calcext:value-type="string">
            <text:p>Voranschlag</text:p>
          </table:table-cell>
          <table:table-cell table:style-name="ce26" office:value-type="string" calcext:value-type="string">
            <text:p>Tats. Kosten</text:p>
          </table:table-cell>
          <table:table-cell table:style-name="ce26" office:value-type="string" calcext:value-type="string">
            <text:p>Meldung</text:p>
          </table:table-cell>
          <table:table-cell table:number-columns-repeated="60"/>
        </table:table-row>
        <table:table-row table:style-name="ro2">
          <table:table-cell table:style-name="ce27" office:value-type="string" calcext:value-type="string">
            <text:p>Jänner</text:p>
          </table:table-cell>
          <table:table-cell table:style-name="ce29" office:value-type="float" office:value="1800" calcext:value-type="float">
            <text:p><text:s/>1.800,00 </text:p>
          </table:table-cell>
          <table:table-cell table:style-name="ce29"/>
          <table:table-cell table:style-name="ce27" table:formula="of:=IF([.C6]&gt;[.B6];&quot;Budget überschritten&quot;;&quot;OK&quot;)" office:value-type="string" office:string-value="OK" calcext:value-type="string">
            <text:p>OK</text:p>
          </table:table-cell>
          <table:table-cell table:style-name="ce10" office:value-type="string" calcext:value-type="string">
            <text:p>=WENN(C6&gt;B6;"Budget überschritten";"OK")</text:p>
          </table:table-cell>
          <table:table-cell table:style-name="ce23" table:number-columns-repeated="3"/>
          <table:table-cell table:number-columns-repeated="56"/>
        </table:table-row>
        <table:table-row table:style-name="ro2">
          <table:table-cell table:style-name="ce27" office:value-type="string" calcext:value-type="string">
            <text:p>Februar</text:p>
          </table:table-cell>
          <table:table-cell table:style-name="ce29" office:value-type="float" office:value="400" calcext:value-type="float">
            <text:p><text:s/>400,00 </text:p>
          </table:table-cell>
          <table:table-cell table:style-name="ce29"/>
          <table:table-cell table:style-name="ce27" table:formula="of:=IF([.C7]&gt;[.B7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style-name="ce27" office:value-type="string" calcext:value-type="string">
            <text:p>März</text:p>
          </table:table-cell>
          <table:table-cell table:style-name="ce29" office:value-type="float" office:value="900" calcext:value-type="float">
            <text:p><text:s/>900,00 </text:p>
          </table:table-cell>
          <table:table-cell table:style-name="ce29"/>
          <table:table-cell table:style-name="ce27" table:formula="of:=IF([.C8]&gt;[.B8];&quot;Budget überschritten&quot;;&quot;OK&quot;)" office:value-type="string" office:string-value="OK" calcext:value-type="string">
            <text:p>OK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4" table:number-rows-spanned="1">
            <text:p><text:span text:style-name="T1">ÜBUNGEN</text:span><text:span text:style-name="T2"> WENN-Funktion</text:span></text:p>
          </table:table-cell>
          <table:covered-table-cell table:number-columns-repeated="2" table:style-name="ce28"/>
          <table:covered-table-cell table:style-name="ce1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Wenn die <text:span text:style-name="T3">Summe von A13 und B13</text:span><text:span text:style-name="T4"> </text:span><text:span text:style-name="T6">weniger als 100</text:span><text:span text:style-name="T4"> ergibt, soll der </text:span><text:span text:style-name="T6">Wert</text:span><text:span text:style-name="T4"> "</text:span><text:span text:style-name="T6">Mangel</text:span><text:span text:style-name="T4">" ausgegeben werden, </text:span><text:span text:style-name="T6">sonst der Wert</text:span><text:span text:style-name="T4"> "</text:span><text:span text:style-name="T6">Überschuss</text:span><text:span text:style-name="T4">":</text:span></text:p>
          </table:table-cell>
          <table:table-cell table:number-columns-repeated="6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formula="of:=IF([.A13]+[.B13]&lt;100;&quot;Mangel&quot;;&quot;Überschuss&quot;)" office:value-type="string" office:string-value="Überschuss" calcext:value-type="string">
            <text:p>Überschuss</text:p>
          </table:table-cell>
          <table:table-cell table:style-name="ce10" office:value-type="string" calcext:value-type="string">
            <text:p>=WENN(A13+B13&lt;100;"Mangel";"Überschuss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7" office:value-type="string" calcext:value-type="string">
            <text:p>Wenn <text:span text:style-name="T3">Zelle A16 </text:span><text:span text:style-name="T4">dem </text:span><text:span text:style-name="T6">Wert</text:span><text:span text:style-name="T4"> "</text:span><text:span text:style-name="T6">Rot</text:span><text:span text:style-name="T4">" entspricht, soll der </text:span><text:span text:style-name="T6">Wert</text:span><text:span text:style-name="T4"> "</text:span><text:span text:style-name="T6">richtig gerarten!</text:span><text:span text:style-name="T4">" ausgegeben werden, </text:span><text:span text:style-name="T6">sonst der Wert</text:span><text:span text:style-name="T4"> "</text:span><text:span text:style-name="T6">leider daneben!</text:span><text:span text:style-name="T4">":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lau</text:p>
          </table:table-cell>
          <table:table-cell table:formula="of:=IF([.A16]=&quot;rot&quot;;&quot;richtig geraten!&quot;;&quot;leider daneben!&quot;)" office:value-type="string" office:string-value="leider daneben!" calcext:value-type="string">
            <text:p>leider daneben!</text:p>
          </table:table-cell>
          <table:table-cell/>
          <table:table-cell table:style-name="ce10" office:value-type="string" calcext:value-type="string">
            <text:p>=WENN(A16="rot";"richtig geraten!";"leider daneben!")</text:p>
          </table:table-cell>
          <table:table-cell table:style-name="ce23" table:number-columns-repeated="3"/>
          <table:table-cell table:number-columns-repeated="57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ndenabrechnung" table:style-name="ta7">
        <table:table-column table:style-name="co17" table:default-cell-style-name="Default"/>
        <table:table-column table:style-name="co9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Übung Stundenarbrechnung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30" office:value-type="string" calcext:value-type="string">
            <text:p>Stundenabrechnung</text:p>
          </table:table-cell>
          <table:table-cell table:number-columns-repeated="4"/>
          <table:table-cell table:style-name="ce42" office:value-type="string" calcext:value-type="string">
            <text:p>Std.Satz 1</text:p>
          </table:table-cell>
          <table:table-cell table:style-name="ce47" office:value-type="currency" office:currency="EUR" office:value="15" calcext:value-type="currency">
            <text:p>€ 15,00 </text:p>
          </table:table-cell>
          <table:table-cell table:number-columns-repeated="57"/>
        </table:table-row>
        <table:table-row table:style-name="ro5">
          <table:table-cell table:number-columns-repeated="5"/>
          <table:table-cell table:style-name="ce43" office:value-type="string" calcext:value-type="string">
            <text:p>Std. Satz 2</text:p>
          </table:table-cell>
          <table:table-cell table:style-name="ce48" office:value-type="currency" office:currency="EUR" office:value="30" calcext:value-type="currency">
            <text:p>€ 30,00 </text:p>
          </table:table-cell>
          <table:table-cell table:number-columns-repeated="57"/>
        </table:table-row>
        <table:table-row table:style-name="ro2">
          <table:table-cell table:style-name="ce31" office:value-type="string" calcext:value-type="string">
            <text:p>Tag</text:p>
          </table:table-cell>
          <table:table-cell table:style-name="ce36" office:value-type="string" calcext:value-type="string">
            <text:p>Beginn</text:p>
          </table:table-cell>
          <table:table-cell table:style-name="ce36" office:value-type="string" calcext:value-type="string">
            <text:p>Ende</text:p>
          </table:table-cell>
          <table:table-cell table:style-name="ce36" office:value-type="string" calcext:value-type="string">
            <text:p>Pause</text:p>
          </table:table-cell>
          <table:table-cell table:style-name="ce36" office:value-type="string" calcext:value-type="string">
            <text:p>Stunden</text:p>
          </table:table-cell>
          <table:table-cell table:style-name="ce44" office:value-type="string" calcext:value-type="string">
            <text:p>Bemerkung</text:p>
          </table:table-cell>
          <table:table-cell table:style-name="ce49" office:value-type="string" calcext:value-type="string">
            <text:p>Auszahlung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2" calcext:value-type="date">
            <text:p>Montag, 12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5]-[.B5]-[.D5])*24" office:value-type="float" office:value="8" calcext:value-type="float">
            <text:p>8</text:p>
          </table:table-cell>
          <table:table-cell table:style-name="ce45"/>
          <table:table-cell table:style-name="ce50" table:formula="of:=IF([.F5]=&quot;x&quot;;[.E5]*[.$G$3];[.E5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3" calcext:value-type="date">
            <text:p>Dienstag, 13. Dezember 2011</text:p>
          </table:table-cell>
          <table:table-cell table:style-name="ce37" office:value-type="time" office:time-value="PT07H30M00S" calcext:value-type="time">
            <text:p>07:30</text:p>
          </table:table-cell>
          <table:table-cell table:style-name="ce37" office:value-type="time" office:time-value="PT16H00M00S" calcext:value-type="time">
            <text:p>16:0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6]-[.B6]-[.D6])*24" office:value-type="float" office:value="8" calcext:value-type="float">
            <text:p>8</text:p>
          </table:table-cell>
          <table:table-cell table:style-name="ce45"/>
          <table:table-cell table:style-name="ce50" table:formula="of:=IF([.F6]=&quot;x&quot;;[.E6]*[.$G$3];[.E6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4" calcext:value-type="date">
            <text:p>Mittwoch, 14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7H00M00S" calcext:value-type="time">
            <text:p>17:0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7]-[.B7]-[.D7])*24" office:value-type="float" office:value="8.5" calcext:value-type="float">
            <text:p>8,5</text:p>
          </table:table-cell>
          <table:table-cell table:style-name="ce45"/>
          <table:table-cell table:style-name="ce50" table:formula="of:=IF([.F7]=&quot;x&quot;;[.E7]*[.$G$3];[.E7]*[.$G$2])" office:value-type="currency" office:currency="EUR" office:value="127.5" calcext:value-type="currency">
            <text:p>€ 127,5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5" calcext:value-type="date">
            <text:p>Donnerstag, 15. Dezember 2011</text:p>
          </table:table-cell>
          <table:table-cell table:style-name="ce37" office:value-type="time" office:time-value="PT07H30M00S" calcext:value-type="time">
            <text:p>07:3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8]-[.B8]-[.D8])*24" office:value-type="float" office:value="8.5" calcext:value-type="float">
            <text:p>8,5</text:p>
          </table:table-cell>
          <table:table-cell table:style-name="ce45"/>
          <table:table-cell table:style-name="ce50" table:formula="of:=IF([.F8]=&quot;x&quot;;[.E8]*[.$G$3];[.E8]*[.$G$2])" office:value-type="currency" office:currency="EUR" office:value="127.5" calcext:value-type="currency">
            <text:p>€ 127,5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6" calcext:value-type="date">
            <text:p>Freitag, 16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00M00S" calcext:value-type="time">
            <text:p>16:00</text:p>
          </table:table-cell>
          <table:table-cell table:style-name="ce37" office:value-type="time" office:time-value="PT00H00M00S" calcext:value-type="time">
            <text:p>00:00</text:p>
          </table:table-cell>
          <table:table-cell table:style-name="ce40" table:formula="of:=([.C9]-[.B9]-[.D9])*24" office:value-type="float" office:value="8" calcext:value-type="float">
            <text:p>8</text:p>
          </table:table-cell>
          <table:table-cell table:style-name="ce45"/>
          <table:table-cell table:style-name="ce50" table:formula="of:=IF([.F9]=&quot;x&quot;;[.E9]*[.$G$3];[.E9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7" calcext:value-type="date">
            <text:p>Samstag, 17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10]-[.B10]-[.D10])*24" office:value-type="float" office:value="8" calcext:value-type="float">
            <text:p>8</text:p>
          </table:table-cell>
          <table:table-cell table:style-name="ce45" office:value-type="string" office:string-value="x" calcext:value-type="string">
            <text:p><text:s/>x </text:p>
          </table:table-cell>
          <table:table-cell table:style-name="ce50" table:formula="of:=IF([.F10]=&quot;x&quot;;[.E10]*[.$G$3];[.E10]*[.$G$2])" office:value-type="currency" office:currency="EUR" office:value="240" calcext:value-type="currency">
            <text:p>€ 240,00 </text:p>
          </table:table-cell>
          <table:table-cell table:number-columns-repeated="57"/>
        </table:table-row>
        <table:table-row table:style-name="ro2">
          <table:table-cell table:style-name="ce33" office:value-type="date" office:date-value="2011-12-18" calcext:value-type="date">
            <text:p>Sonntag, 18. Dezember 2011</text:p>
          </table:table-cell>
          <table:table-cell table:style-name="ce38" office:value-type="time" office:time-value="PT09H00M00S" calcext:value-type="time">
            <text:p>09:00</text:p>
          </table:table-cell>
          <table:table-cell table:style-name="ce38" office:value-type="time" office:time-value="PT13H00M00S" calcext:value-type="time">
            <text:p>13:00</text:p>
          </table:table-cell>
          <table:table-cell table:style-name="ce38" office:value-type="time" office:time-value="PT00H00M00S" calcext:value-type="time">
            <text:p>00:00</text:p>
          </table:table-cell>
          <table:table-cell table:style-name="ce41" table:formula="of:=([.C11]-[.B11]-[.D11])*24" office:value-type="float" office:value="4" calcext:value-type="float">
            <text:p>4</text:p>
          </table:table-cell>
          <table:table-cell table:style-name="ce46" office:value-type="string" office:string-value="x" calcext:value-type="string">
            <text:p><text:s/>x </text:p>
          </table:table-cell>
          <table:table-cell table:style-name="ce50" table:formula="of:=IF([.F11]=&quot;x&quot;;[.E11]*[.$G$3];[.E11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n Tagen, in denen in der Bemerkungsspalte ein x notiert ist, ist mit dem Std. Satz 2 abzurechnen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ndenabrechnung Lösung" table:style-name="ta8">
        <table:table-column table:style-name="co17" table:default-cell-style-name="Default"/>
        <table:table-column table:style-name="co9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Übung Stundenarbrechnung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30" office:value-type="string" calcext:value-type="string">
            <text:p>Stundenabrechnung</text:p>
          </table:table-cell>
          <table:table-cell table:number-columns-repeated="4"/>
          <table:table-cell table:style-name="ce42" office:value-type="string" calcext:value-type="string">
            <text:p>Std.Satz 1</text:p>
          </table:table-cell>
          <table:table-cell table:style-name="ce47" office:value-type="currency" office:currency="EUR" office:value="15" calcext:value-type="currency">
            <text:p>€ 15,00 </text:p>
          </table:table-cell>
          <table:table-cell table:number-columns-repeated="57"/>
        </table:table-row>
        <table:table-row table:style-name="ro5">
          <table:table-cell table:number-columns-repeated="5"/>
          <table:table-cell table:style-name="ce43" office:value-type="string" calcext:value-type="string">
            <text:p>Std. Satz 2</text:p>
          </table:table-cell>
          <table:table-cell table:style-name="ce48" office:value-type="currency" office:currency="EUR" office:value="30" calcext:value-type="currency">
            <text:p>€ 30,00 </text:p>
          </table:table-cell>
          <table:table-cell table:number-columns-repeated="57"/>
        </table:table-row>
        <table:table-row table:style-name="ro2">
          <table:table-cell table:style-name="ce31" office:value-type="string" calcext:value-type="string">
            <text:p>Tag</text:p>
          </table:table-cell>
          <table:table-cell table:style-name="ce36" office:value-type="string" calcext:value-type="string">
            <text:p>Beginn</text:p>
          </table:table-cell>
          <table:table-cell table:style-name="ce36" office:value-type="string" calcext:value-type="string">
            <text:p>Ende</text:p>
          </table:table-cell>
          <table:table-cell table:style-name="ce36" office:value-type="string" calcext:value-type="string">
            <text:p>Pause</text:p>
          </table:table-cell>
          <table:table-cell table:style-name="ce36" office:value-type="string" calcext:value-type="string">
            <text:p>Stunden</text:p>
          </table:table-cell>
          <table:table-cell table:style-name="ce44" office:value-type="string" calcext:value-type="string">
            <text:p>Bemerkung</text:p>
          </table:table-cell>
          <table:table-cell table:style-name="ce49" office:value-type="string" calcext:value-type="string">
            <text:p>Auszahlung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2" calcext:value-type="date">
            <text:p>Montag, 12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5]-[.B5]-[.D5])*24" office:value-type="float" office:value="8" calcext:value-type="float">
            <text:p>8</text:p>
          </table:table-cell>
          <table:table-cell table:style-name="ce45"/>
          <table:table-cell table:style-name="ce50" table:formula="of:=IF([.F5]=&quot;x&quot;;[.E5]*[.$G$3];[.E5]*[.$G$2])" office:value-type="currency" office:currency="EUR" office:value="120" calcext:value-type="currency">
            <text:p>€ 120,00 </text:p>
          </table:table-cell>
          <table:table-cell table:style-name="ce10" office:value-type="string" calcext:value-type="string">
            <text:p>=WENN(F5="x";E5*$G$3;E5*$G$2)</text:p>
          </table:table-cell>
          <table:table-cell table:style-name="ce23"/>
          <table:table-cell table:style-name="ce53"/>
          <table:table-cell table:number-columns-repeated="54"/>
        </table:table-row>
        <table:table-row table:style-name="ro2">
          <table:table-cell table:style-name="ce32" office:value-type="date" office:date-value="2011-12-13" calcext:value-type="date">
            <text:p>Dienstag, 13. Dezember 2011</text:p>
          </table:table-cell>
          <table:table-cell table:style-name="ce37" office:value-type="time" office:time-value="PT07H30M00S" calcext:value-type="time">
            <text:p>07:30</text:p>
          </table:table-cell>
          <table:table-cell table:style-name="ce37" office:value-type="time" office:time-value="PT16H00M00S" calcext:value-type="time">
            <text:p>16:0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6]-[.B6]-[.D6])*24" office:value-type="float" office:value="8" calcext:value-type="float">
            <text:p>8</text:p>
          </table:table-cell>
          <table:table-cell table:style-name="ce45"/>
          <table:table-cell table:style-name="ce50" table:formula="of:=IF([.F6]=&quot;x&quot;;[.E6]*[.$G$3];[.E6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4" calcext:value-type="date">
            <text:p>Mittwoch, 14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7H00M00S" calcext:value-type="time">
            <text:p>17:0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7]-[.B7]-[.D7])*24" office:value-type="float" office:value="8.5" calcext:value-type="float">
            <text:p>8,5</text:p>
          </table:table-cell>
          <table:table-cell table:style-name="ce45"/>
          <table:table-cell table:style-name="ce50" table:formula="of:=IF([.F7]=&quot;x&quot;;[.E7]*[.$G$3];[.E7]*[.$G$2])" office:value-type="currency" office:currency="EUR" office:value="127.5" calcext:value-type="currency">
            <text:p>€ 127,5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5" calcext:value-type="date">
            <text:p>Donnerstag, 15. Dezember 2011</text:p>
          </table:table-cell>
          <table:table-cell table:style-name="ce37" office:value-type="time" office:time-value="PT07H30M00S" calcext:value-type="time">
            <text:p>07:3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8]-[.B8]-[.D8])*24" office:value-type="float" office:value="8.5" calcext:value-type="float">
            <text:p>8,5</text:p>
          </table:table-cell>
          <table:table-cell table:style-name="ce45"/>
          <table:table-cell table:style-name="ce50" table:formula="of:=IF([.F8]=&quot;x&quot;;[.E8]*[.$G$3];[.E8]*[.$G$2])" office:value-type="currency" office:currency="EUR" office:value="127.5" calcext:value-type="currency">
            <text:p>€ 127,5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6" calcext:value-type="date">
            <text:p>Freitag, 16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00M00S" calcext:value-type="time">
            <text:p>16:00</text:p>
          </table:table-cell>
          <table:table-cell table:style-name="ce37" office:value-type="time" office:time-value="PT00H00M00S" calcext:value-type="time">
            <text:p>00:00</text:p>
          </table:table-cell>
          <table:table-cell table:style-name="ce40" table:formula="of:=([.C9]-[.B9]-[.D9])*24" office:value-type="float" office:value="8" calcext:value-type="float">
            <text:p>8</text:p>
          </table:table-cell>
          <table:table-cell table:style-name="ce45"/>
          <table:table-cell table:style-name="ce50" table:formula="of:=IF([.F9]=&quot;x&quot;;[.E9]*[.$G$3];[.E9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style-name="ce32" office:value-type="date" office:date-value="2011-12-17" calcext:value-type="date">
            <text:p>Samstag, 17. Dezember 2011</text:p>
          </table:table-cell>
          <table:table-cell table:style-name="ce37" office:value-type="time" office:time-value="PT08H00M00S" calcext:value-type="time">
            <text:p>08:00</text:p>
          </table:table-cell>
          <table:table-cell table:style-name="ce37" office:value-type="time" office:time-value="PT16H30M00S" calcext:value-type="time">
            <text:p>16:30</text:p>
          </table:table-cell>
          <table:table-cell table:style-name="ce37" office:value-type="time" office:time-value="PT00H30M00S" calcext:value-type="time">
            <text:p>00:30</text:p>
          </table:table-cell>
          <table:table-cell table:style-name="ce40" table:formula="of:=([.C10]-[.B10]-[.D10])*24" office:value-type="float" office:value="8" calcext:value-type="float">
            <text:p>8</text:p>
          </table:table-cell>
          <table:table-cell table:style-name="ce45" office:value-type="string" office:string-value="x" calcext:value-type="string">
            <text:p><text:s/>x </text:p>
          </table:table-cell>
          <table:table-cell table:style-name="ce50" table:formula="of:=IF([.F10]=&quot;x&quot;;[.E10]*[.$G$3];[.E10]*[.$G$2])" office:value-type="currency" office:currency="EUR" office:value="240" calcext:value-type="currency">
            <text:p>€ 240,00 </text:p>
          </table:table-cell>
          <table:table-cell table:number-columns-repeated="57"/>
        </table:table-row>
        <table:table-row table:style-name="ro2">
          <table:table-cell table:style-name="ce33" office:value-type="date" office:date-value="2011-12-18" calcext:value-type="date">
            <text:p>Sonntag, 18. Dezember 2011</text:p>
          </table:table-cell>
          <table:table-cell table:style-name="ce38" office:value-type="time" office:time-value="PT09H00M00S" calcext:value-type="time">
            <text:p>09:00</text:p>
          </table:table-cell>
          <table:table-cell table:style-name="ce38" office:value-type="time" office:time-value="PT13H00M00S" calcext:value-type="time">
            <text:p>13:00</text:p>
          </table:table-cell>
          <table:table-cell table:style-name="ce38" office:value-type="time" office:time-value="PT00H00M00S" calcext:value-type="time">
            <text:p>00:00</text:p>
          </table:table-cell>
          <table:table-cell table:style-name="ce41" table:formula="of:=([.C11]-[.B11]-[.D11])*24" office:value-type="float" office:value="4" calcext:value-type="float">
            <text:p>4</text:p>
          </table:table-cell>
          <table:table-cell table:style-name="ce46" office:value-type="string" office:string-value="x" calcext:value-type="string">
            <text:p><text:s/>x </text:p>
          </table:table-cell>
          <table:table-cell table:style-name="ce51" table:formula="of:=IF([.F11]=&quot;x&quot;;[.E11]*[.$G$3];[.E11]*[.$G$2])" office:value-type="currency" office:currency="EUR" office:value="120" calcext:value-type="currency">
            <text:p>€ 120,00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n Tagen, in denen in der Bemerkungsspalte ein x notiert ist, ist mit dem Std. Satz 2 abzurechnen!</text:p>
          </table:table-cell>
          <table:covered-table-cell table:number-columns-repeated="6" table:style-name="ce39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52"/>
          <table:table-cell table:number-columns-repeated="57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ifahrt" table:style-name="ta9">
        <table:table-column table:style-name="co17" table:default-cell-style-name="Default"/>
        <table:table-column table:style-name="co14" table:default-cell-style-name="ce35"/>
        <table:table-column table:style-name="co22" table:default-cell-style-name="ce35"/>
        <table:table-column table:style-name="co19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Übung Freifahrt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4" office:value-type="string" calcext:value-type="string">
            <text:p>Freifahrt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2">
          <table:table-cell table:style-name="ce55" office:value-type="string" calcext:value-type="string">
            <text:p>Name</text:p>
          </table:table-cell>
          <table:table-cell table:style-name="ce56" office:value-type="string" calcext:value-type="string">
            <text:p>Alter</text:p>
          </table:table-cell>
          <table:table-cell table:style-name="ce56" office:value-type="string" calcext:value-type="string">
            <text:p>Freifahrt J/N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Hofer</text:p>
          </table:table-cell>
          <table:table-cell table:style-name="ce57" office:value-type="float" office:value="17" calcext:value-type="float">
            <text:p>17</text:p>
          </table:table-cell>
          <table:table-cell table:style-name="ce37" table:formula="of:=IF([.B5]&lt;14;&quot;J&quot;;&quot;N&quot;)" office:value-type="string" office:string-value="N" calcext:value-type="string">
            <text:p>N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Bauer</text:p>
          </table:table-cell>
          <table:table-cell table:style-name="ce57" office:value-type="float" office:value="13" calcext:value-type="float">
            <text:p>13</text:p>
          </table:table-cell>
          <table:table-cell table:style-name="ce37" table:formula="of:=IF([.B6]&lt;14;&quot;J&quot;;&quot;N&quot;)" office:value-type="string" office:string-value="J" calcext:value-type="string">
            <text:p>J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Gruber</text:p>
          </table:table-cell>
          <table:table-cell table:style-name="ce57" office:value-type="float" office:value="5" calcext:value-type="float">
            <text:p>5</text:p>
          </table:table-cell>
          <table:table-cell table:style-name="ce37" table:formula="of:=IF([.B7]&lt;14;&quot;J&quot;;&quot;N&quot;)" office:value-type="string" office:string-value="J" calcext:value-type="string">
            <text:p>J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Maier</text:p>
          </table:table-cell>
          <table:table-cell table:style-name="ce57" office:value-type="float" office:value="17" calcext:value-type="float">
            <text:p>17</text:p>
          </table:table-cell>
          <table:table-cell table:style-name="ce37" table:formula="of:=IF([.B8]&lt;14;&quot;J&quot;;&quot;N&quot;)" office:value-type="string" office:string-value="N" calcext:value-type="string">
            <text:p>N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Wer noch nicht 14 Jahre alt ist, hat Freifahrt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ifahrt Lösung" table:style-name="ta10">
        <table:table-column table:style-name="co17" table:default-cell-style-name="Default"/>
        <table:table-column table:style-name="co14" table:default-cell-style-name="ce35"/>
        <table:table-column table:style-name="co22" table:default-cell-style-name="ce35"/>
        <table:table-column table:style-name="co19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Übung Freifahrt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4" office:value-type="string" calcext:value-type="string">
            <text:p>Freifahrt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2">
          <table:table-cell table:style-name="ce55" office:value-type="string" calcext:value-type="string">
            <text:p>Name</text:p>
          </table:table-cell>
          <table:table-cell table:style-name="ce56" office:value-type="string" calcext:value-type="string">
            <text:p>Alter</text:p>
          </table:table-cell>
          <table:table-cell table:style-name="ce56" office:value-type="string" calcext:value-type="string">
            <text:p>Freifahrt J/N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Hofer</text:p>
          </table:table-cell>
          <table:table-cell table:style-name="ce57" office:value-type="float" office:value="17" calcext:value-type="float">
            <text:p>17</text:p>
          </table:table-cell>
          <table:table-cell table:style-name="ce37" table:formula="of:=IF([.B5]&lt;14;&quot;J&quot;;&quot;N&quot;)" office:value-type="string" office:string-value="N" calcext:value-type="string">
            <text:p>N</text:p>
          </table:table-cell>
          <table:table-cell table:style-name="ce10" office:value-type="string" calcext:value-type="string">
            <text:p>=WENN(B5&lt;14;"J";"N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style-name="ce32" office:value-type="string" calcext:value-type="string">
            <text:p>Bauer</text:p>
          </table:table-cell>
          <table:table-cell table:style-name="ce57" office:value-type="float" office:value="13" calcext:value-type="float">
            <text:p>13</text:p>
          </table:table-cell>
          <table:table-cell table:style-name="ce37" table:formula="of:=IF([.B6]&lt;14;&quot;J&quot;;&quot;N&quot;)" office:value-type="string" office:string-value="J" calcext:value-type="string">
            <text:p>J</text:p>
          </table:table-cell>
          <table:table-cell table:style-name="ce10" office:value-type="string" calcext:value-type="string">
            <text:p>=WENN(B6&lt;14;"J";"N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style-name="ce32" office:value-type="string" calcext:value-type="string">
            <text:p>Gruber</text:p>
          </table:table-cell>
          <table:table-cell table:style-name="ce57" office:value-type="float" office:value="5" calcext:value-type="float">
            <text:p>5</text:p>
          </table:table-cell>
          <table:table-cell table:style-name="ce37" table:formula="of:=IF([.B7]&lt;14;&quot;J&quot;;&quot;N&quot;)" office:value-type="string" office:string-value="J" calcext:value-type="string">
            <text:p>J</text:p>
          </table:table-cell>
          <table:table-cell table:style-name="ce10" office:value-type="string" calcext:value-type="string">
            <text:p>=WENN(B7&lt;14;"J";"N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style-name="ce32" office:value-type="string" calcext:value-type="string">
            <text:p>Maier</text:p>
          </table:table-cell>
          <table:table-cell table:style-name="ce57" office:value-type="float" office:value="17" calcext:value-type="float">
            <text:p>17</text:p>
          </table:table-cell>
          <table:table-cell table:style-name="ce37" table:formula="of:=IF([.B8]&lt;14;&quot;J&quot;;&quot;N&quot;)" office:value-type="string" office:string-value="N" calcext:value-type="string">
            <text:p>N</text:p>
          </table:table-cell>
          <table:table-cell table:style-name="ce10" office:value-type="string" calcext:value-type="string">
            <text:p>=WENN(B8&lt;14;"J";"N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Wer noch nicht 14 Jahre alt ist, hat Freifahrt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 1" table:style-name="ta11">
        <table:table-column table:style-name="co23" table:default-cell-style-name="Default"/>
        <table:table-column table:style-name="co14" table:default-cell-style-name="ce35"/>
        <table:table-column table:style-name="co24" table:default-cell-style-name="ce35"/>
        <table:table-column table:style-name="co19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Rabatt1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8" office:value-type="string" calcext:value-type="string">
            <text:p>Rabatt</text:p>
          </table:table-cell>
          <table:table-cell table:style-name="ce60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59" office:value-type="string" calcext:value-type="string">
            <text:p>Kunde</text:p>
          </table:table-cell>
          <table:table-cell table:style-name="ce61" office:value-type="string" calcext:value-type="string">
            <text:p>Warenwert</text:p>
          </table:table-cell>
          <table:table-cell table:style-name="ce61" office:value-type="string" calcext:value-type="string">
            <text:p>Rabatt in Euro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2" table:formula="of:=IF([.B5]&gt;150;[.B5]*12%;&quot;-&quot;)" office:value-type="float" office:value="24" calcext:value-type="float">
            <text:p>€ 24,00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B</text:p>
          </table:table-cell>
          <table:table-cell table:style-name="ce45" office:value-type="float" office:value="125" calcext:value-type="float">
            <text:p><text:s/>€ 125,00 </text:p>
          </table:table-cell>
          <table:table-cell table:style-name="ce62" table:formula="of:=IF([.B6]&gt;150;[.B6]*12%;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C</text:p>
          </table:table-cell>
          <table:table-cell table:style-name="ce45" office:value-type="float" office:value="350" calcext:value-type="float">
            <text:p><text:s/>€ 350,00 </text:p>
          </table:table-cell>
          <table:table-cell table:style-name="ce62" table:formula="of:=IF([.B7]&gt;150;[.B7]*12%;&quot;-&quot;)" office:value-type="float" office:value="42" calcext:value-type="float">
            <text:p>€ 42,00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45" office:value-type="float" office:value="20" calcext:value-type="float">
            <text:p><text:s/>€ 20,00 </text:p>
          </table:table-cell>
          <table:table-cell table:style-name="ce62" table:formula="of:=IF([.B8]&gt;150;[.B8]*12%;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lle Kunden, dessen Warenwert 150,- Euro übersteigt, erhalten einen Rabatt von 12%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 1 Lösung" table:style-name="ta12">
        <table:table-column table:style-name="co23" table:default-cell-style-name="Default"/>
        <table:table-column table:style-name="co14" table:default-cell-style-name="ce35"/>
        <table:table-column table:style-name="co24" table:default-cell-style-name="ce35"/>
        <table:table-column table:style-name="co19" table:default-cell-style-name="ce35"/>
        <table:table-column table:style-name="co20" table:default-cell-style-name="ce35"/>
        <table:table-column table:style-name="co25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Rabatt1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8" office:value-type="string" calcext:value-type="string">
            <text:p>Rabatt</text:p>
          </table:table-cell>
          <table:table-cell table:style-name="ce60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59" office:value-type="string" calcext:value-type="string">
            <text:p>Kunde</text:p>
          </table:table-cell>
          <table:table-cell table:style-name="ce61" office:value-type="string" calcext:value-type="string">
            <text:p>Warenwert</text:p>
          </table:table-cell>
          <table:table-cell table:style-name="ce61" office:value-type="string" calcext:value-type="string">
            <text:p>Rabatt in Euro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2" table:formula="of:=IF([.B5]&gt;150;[.B5]*12%;&quot;-&quot;)" office:value-type="float" office:value="24" calcext:value-type="float">
            <text:p>€ 24,00</text:p>
          </table:table-cell>
          <table:table-cell table:style-name="ce10" office:value-type="string" calcext:value-type="string">
            <text:p>=WENN(B5&gt;150;B5*12%;"-")</text:p>
          </table:table-cell>
          <table:table-cell table:style-name="ce23" table:number-columns-repeated="2"/>
          <table:table-cell table:style-name="ce63"/>
          <table:table-cell table:number-columns-repeated="57"/>
        </table:table-row>
        <table:table-row table:style-name="ro2">
          <table:table-cell table:style-name="ce32" office:value-type="string" calcext:value-type="string">
            <text:p>B</text:p>
          </table:table-cell>
          <table:table-cell table:style-name="ce45" office:value-type="float" office:value="125" calcext:value-type="float">
            <text:p><text:s/>€ 125,00 </text:p>
          </table:table-cell>
          <table:table-cell table:style-name="ce62" table:formula="of:=IF([.B6]&gt;150;[.B6]*12%;&quot;-&quot;)" office:value-type="string" office:string-value="-" calcext:value-type="string">
            <text:p>-</text:p>
          </table:table-cell>
          <table:table-cell table:style-name="ce10" office:value-type="string" calcext:value-type="string">
            <text:p>=WENN(B6&gt;150;B6*12%;"-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style-name="ce32" office:value-type="string" calcext:value-type="string">
            <text:p>C</text:p>
          </table:table-cell>
          <table:table-cell table:style-name="ce45" office:value-type="float" office:value="350" calcext:value-type="float">
            <text:p><text:s/>€ 350,00 </text:p>
          </table:table-cell>
          <table:table-cell table:style-name="ce62" table:formula="of:=IF([.B7]&gt;150;[.B7]*12%;&quot;-&quot;)" office:value-type="float" office:value="42" calcext:value-type="float">
            <text:p>€ 42,00</text:p>
          </table:table-cell>
          <table:table-cell table:style-name="ce10" office:value-type="string" calcext:value-type="string">
            <text:p>=WENN(B7&gt;150;B7*12%;"-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45" office:value-type="float" office:value="20" calcext:value-type="float">
            <text:p><text:s/>€ 20,00 </text:p>
          </table:table-cell>
          <table:table-cell table:style-name="ce62" table:formula="of:=IF([.B8]&gt;150;[.B8]*12%;&quot;-&quot;)" office:value-type="string" office:string-value="-" calcext:value-type="string">
            <text:p>-</text:p>
          </table:table-cell>
          <table:table-cell table:style-name="ce10" office:value-type="string" calcext:value-type="string">
            <text:p>=WENN(B8&gt;150;B8*12%;"-")</text:p>
          </table:table-cell>
          <table:table-cell table:style-name="ce23" table:number-columns-repeated="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lle Kunden, dessen Warenwert 150,- Euro übersteigt, erhalten einen Rabatt von 12%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 2" table:style-name="ta13">
        <table:table-column table:style-name="co26" table:default-cell-style-name="Default"/>
        <table:table-column table:style-name="co14" table:default-cell-style-name="ce35"/>
        <table:table-column table:style-name="co24" table:number-columns-repeated="2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Rabatt2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8" office:value-type="string" calcext:value-type="string">
            <text:p>Rabatt</text:p>
          </table:table-cell>
          <table:table-cell table:style-name="ce60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59" office:value-type="string" calcext:value-type="string">
            <text:p>Kunde</text:p>
          </table:table-cell>
          <table:table-cell table:style-name="ce61" office:value-type="string" calcext:value-type="string">
            <text:p>Warenwert</text:p>
          </table:table-cell>
          <table:table-cell table:style-name="ce61" office:value-type="string" calcext:value-type="string">
            <text:p>Onlinebest.</text:p>
          </table:table-cell>
          <table:table-cell table:style-name="ce61" office:value-type="string" calcext:value-type="string">
            <text:p>Rabatt in Euro</text:p>
          </table:table-cell>
          <table:table-cell table:number-columns-repeated="60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4" office:value-type="string" calcext:value-type="string">
            <text:p>ja</text:p>
          </table:table-cell>
          <table:table-cell table:style-name="ce65" table:formula="of:=IF([.C5]=&quot;ja&quot;;IF([.B5]&lt;150;0;[.B5]*12%+5);IF([.B5]&lt;150;0;[.B5]*12%))" office:value-type="currency" office:currency="EUR" office:value="29" calcext:value-type="currency">
            <text:p>€ 29,00 </text:p>
          </table:table-cell>
          <table:table-cell table:number-columns-repeated="60"/>
        </table:table-row>
        <table:table-row table:style-name="ro2">
          <table:table-cell table:style-name="ce32" office:value-type="string" calcext:value-type="string">
            <text:p>B</text:p>
          </table:table-cell>
          <table:table-cell table:style-name="ce45" office:value-type="float" office:value="125" calcext:value-type="float">
            <text:p><text:s/>€ 125,00 </text:p>
          </table:table-cell>
          <table:table-cell table:style-name="ce64" office:value-type="string" calcext:value-type="string">
            <text:p>ja</text:p>
          </table:table-cell>
          <table:table-cell table:style-name="ce65" table:formula="of:=IF([.C6]=&quot;ja&quot;;IF([.B6]&lt;150;0;[.B6]*12%+5);IF([.B6]&lt;150;0;[.B6]*12%))" office:value-type="currency" office:currency="EUR" office:value="0" calcext:value-type="currency">
            <text:p>€ - </text:p>
          </table:table-cell>
          <table:table-cell table:number-columns-repeated="60"/>
        </table:table-row>
        <table:table-row table:style-name="ro2">
          <table:table-cell table:style-name="ce32" office:value-type="string" calcext:value-type="string">
            <text:p>C</text:p>
          </table:table-cell>
          <table:table-cell table:style-name="ce45" office:value-type="float" office:value="350" calcext:value-type="float">
            <text:p><text:s/>€ 350,00 </text:p>
          </table:table-cell>
          <table:table-cell table:style-name="ce64"/>
          <table:table-cell table:style-name="ce65" table:formula="of:=IF([.C7]=&quot;ja&quot;;IF([.B7]&lt;150;0;[.B7]*12%+5);IF([.B7]&lt;150;0;[.B7]*12%))" office:value-type="currency" office:currency="EUR" office:value="42" calcext:value-type="currency">
            <text:p>€ 42,00 </text:p>
          </table:table-cell>
          <table:table-cell table:number-columns-repeated="60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4"/>
          <table:table-cell table:style-name="ce65" table:formula="of:=IF([.C8]=&quot;ja&quot;;IF([.B8]&lt;150;0;[.B8]*12%+5);IF([.B8]&lt;150;0;[.B8]*12%))" office:value-type="currency" office:currency="EUR" office:value="24" calcext:value-type="currency">
            <text:p>€ 24,00 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lle Kunden, dessen Warenwert 150,- Euro übersteigt, erhalten einen Rabatt von 12%! Zusätzlich erhalten diese Kunden 5,- Euro, wenn Sie online bestellen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abatt 2 Lösung" table:style-name="ta14">
        <table:table-column table:style-name="co26" table:default-cell-style-name="Default"/>
        <table:table-column table:style-name="co14" table:default-cell-style-name="ce35"/>
        <table:table-column table:style-name="co24" table:number-columns-repeated="2" table:default-cell-style-name="ce35"/>
        <table:table-column table:style-name="co20" table:default-cell-style-name="ce35"/>
        <table:table-column table:style-name="co3" table:default-cell-style-name="Default"/>
        <table:table-column table:style-name="co21" table:default-cell-style-name="Default"/>
        <table:table-column table:style-name="co3" table:number-columns-repeated="57" table:default-cell-style-name="Default"/>
        <table:table-row table:style-name="ro2">
          <table:table-cell table:style-name="ce6" office:value-type="string" calcext:value-type="string" table:number-columns-spanned="7" table:number-rows-spanned="1">
            <text:p>WENN-Funktion - Rabatt2</text:p>
          </table:table-cell>
          <table:covered-table-cell table:number-columns-repeated="5" table:style-name="ce28"/>
          <table:covered-table-cell table:style-name="ce12"/>
          <table:table-cell table:number-columns-repeated="57"/>
        </table:table-row>
        <table:table-row table:style-name="ro5">
          <table:table-cell table:style-name="ce58" office:value-type="string" calcext:value-type="string">
            <text:p>Rabatt</text:p>
          </table:table-cell>
          <table:table-cell table:style-name="ce60"/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2">
          <table:table-cell table:style-name="ce59" office:value-type="string" calcext:value-type="string">
            <text:p>Kunde</text:p>
          </table:table-cell>
          <table:table-cell table:style-name="ce61" office:value-type="string" calcext:value-type="string">
            <text:p>Warenwert</text:p>
          </table:table-cell>
          <table:table-cell table:style-name="ce61" office:value-type="string" calcext:value-type="string">
            <text:p>Onlinebest.</text:p>
          </table:table-cell>
          <table:table-cell table:style-name="ce61" office:value-type="string" calcext:value-type="string">
            <text:p>Rabatt in Euro</text:p>
          </table:table-cell>
          <table:table-cell table:number-columns-repeated="60"/>
        </table:table-row>
        <table:table-row table:style-name="ro2">
          <table:table-cell table:style-name="ce32" office:value-type="string" calcext:value-type="string">
            <text:p>A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4" office:value-type="string" calcext:value-type="string">
            <text:p>ja</text:p>
          </table:table-cell>
          <table:table-cell table:style-name="ce65" table:formula="of:=IF([.C5] =&quot;ja&quot;;IF([.B5]&lt;150;0;[.B5]*12%+5);IF([.B5]&lt;150;0;[.B5]*12%))" office:value-type="currency" office:currency="EUR" office:value="29" calcext:value-type="currency">
            <text:p>€ 29,00 </text:p>
          </table:table-cell>
          <table:table-cell table:style-name="ce10" office:value-type="string" calcext:value-type="string">
            <text:p>=WENN(C5 ="ja";WENN(B5&lt;150;0;B5*12%+5);WENN(B5&lt;150;0;B5*12%))</text:p>
          </table:table-cell>
          <table:table-cell table:style-name="ce23" table:number-columns-repeated="5"/>
          <table:table-cell table:number-columns-repeated="54"/>
        </table:table-row>
        <table:table-row table:style-name="ro2">
          <table:table-cell table:style-name="ce32" office:value-type="string" calcext:value-type="string">
            <text:p>B</text:p>
          </table:table-cell>
          <table:table-cell table:style-name="ce45" office:value-type="float" office:value="125" calcext:value-type="float">
            <text:p><text:s/>€ 125,00 </text:p>
          </table:table-cell>
          <table:table-cell table:style-name="ce64" office:value-type="string" calcext:value-type="string">
            <text:p>ja</text:p>
          </table:table-cell>
          <table:table-cell table:style-name="ce65" table:formula="of:=IF([.C6] =&quot;ja&quot;;IF([.B6]&lt;150;0;[.B6]*12%+5);IF([.B6]&lt;150;0;[.B6]*12%))" office:value-type="currency" office:currency="EUR" office:value="0" calcext:value-type="currency">
            <text:p>€ - </text:p>
          </table:table-cell>
          <table:table-cell table:style-name="ce10" office:value-type="string" calcext:value-type="string">
            <text:p>=WENN(C6 ="ja";WENN(B6&lt;150;0;B6*12%+5);WENN(B6&lt;150;0;B6*12%))</text:p>
          </table:table-cell>
          <table:table-cell table:style-name="ce23" table:number-columns-repeated="5"/>
          <table:table-cell table:number-columns-repeated="54"/>
        </table:table-row>
        <table:table-row table:style-name="ro2">
          <table:table-cell table:style-name="ce32" office:value-type="string" calcext:value-type="string">
            <text:p>C</text:p>
          </table:table-cell>
          <table:table-cell table:style-name="ce45" office:value-type="float" office:value="350" calcext:value-type="float">
            <text:p><text:s/>€ 350,00 </text:p>
          </table:table-cell>
          <table:table-cell table:style-name="ce64"/>
          <table:table-cell table:style-name="ce65" table:formula="of:=IF([.C7] =&quot;ja&quot;;IF([.B7]&lt;150;0;[.B7]*12%+5);IF([.B7]&lt;150;0;[.B7]*12%))" office:value-type="currency" office:currency="EUR" office:value="42" calcext:value-type="currency">
            <text:p>€ 42,00 </text:p>
          </table:table-cell>
          <table:table-cell table:style-name="ce10" office:value-type="string" calcext:value-type="string">
            <text:p>=WENN(C7 ="ja";WENN(B7&lt;150;0;B7*12%+5);WENN(B7&lt;150;0;B7*12%))</text:p>
          </table:table-cell>
          <table:table-cell table:style-name="ce23" table:number-columns-repeated="5"/>
          <table:table-cell table:number-columns-repeated="54"/>
        </table:table-row>
        <table:table-row table:style-name="ro2">
          <table:table-cell table:style-name="ce32" office:value-type="string" calcext:value-type="string">
            <text:p>D</text:p>
          </table:table-cell>
          <table:table-cell table:style-name="ce45" office:value-type="float" office:value="200" calcext:value-type="float">
            <text:p><text:s/>€ 200,00 </text:p>
          </table:table-cell>
          <table:table-cell table:style-name="ce64"/>
          <table:table-cell table:style-name="ce65" table:formula="of:=IF([.C8] =&quot;ja&quot;;IF([.B8]&lt;150;0;[.B8]*12%+5);IF([.B8]&lt;150;0;[.B8]*12%))" office:value-type="currency" office:currency="EUR" office:value="24" calcext:value-type="currency">
            <text:p>€ 24,00 </text:p>
          </table:table-cell>
          <table:table-cell table:style-name="ce10" office:value-type="string" calcext:value-type="string">
            <text:p>=WENN(C8 ="ja";WENN(B8&lt;150;0;B8*12%+5);WENN(B8&lt;150;0;B8*12%))</text:p>
          </table:table-cell>
          <table:table-cell table:style-name="ce23" table:number-columns-repeated="5"/>
          <table:table-cell table:number-columns-repeated="54"/>
        </table:table-row>
        <table:table-row table:style-name="ro2">
          <table:table-cell table:number-columns-repeated="64"/>
        </table:table-row>
        <table:table-row table:style-name="ro6">
          <table:table-cell table:style-name="ce34" office:value-type="string" calcext:value-type="string" table:number-columns-spanned="7" table:number-rows-spanned="1">
            <text:p>Alle Kunden, dessen Warenwert 150,- Euro übersteigt, erhalten einen Rabatt von 12%! Zusätzlich erhalten diese Kunden 5,- Euro, wenn Sie online bestellen!</text:p>
          </table:table-cell>
          <table:covered-table-cell table:number-columns-repeated="6" table:style-name="ce39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35"/>
          <table:table-cell table:number-columns-repeated="4"/>
          <table:table-cell table:style-name="ce35" table:number-columns-repeated="5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ttozahl 2" table:style-name="ta1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row table:style-name="ro7">
          <table:table-cell/>
          <table:table-cell table:style-name="ce67" office:value-type="string" calcext:value-type="string">
            <text:p>WENN-UND-Funktion - Übung Lottozahl2</text:p>
          </table:table-cell>
          <table:table-cell table:style-name="ce16" table:number-columns-repeated="4"/>
          <table:table-cell table:number-columns-repeated="767"/>
        </table:table-row>
        <table:table-row table:style-name="ro3">
          <table:table-cell table:number-columns-repeated="773"/>
        </table:table-row>
        <table:table-row table:style-name="ro3">
          <table:table-cell/>
          <table:table-cell table:style-name="ce68" table:number-columns-repeated="5"/>
          <table:table-cell table:number-columns-repeated="767"/>
        </table:table-row>
        <table:table-row table:style-name="ro8">
          <table:table-cell/>
          <table:table-cell table:style-name="ce68"/>
          <table:table-cell table:style-name="ce70" office:value-type="string" calcext:value-type="string" table:number-columns-spanned="3" table:number-rows-spanned="1">
            <text:p>Ist das eine Lottozahl?</text:p>
          </table:table-cell>
          <table:covered-table-cell table:number-columns-repeated="2" table:style-name="ce73"/>
          <table:table-cell table:style-name="ce68"/>
          <table:table-cell table:number-columns-repeated="767"/>
        </table:table-row>
        <table:table-row table:style-name="ro3">
          <table:table-cell/>
          <table:table-cell table:style-name="ce68" table:number-columns-repeated="5"/>
          <table:table-cell table:number-columns-repeated="767"/>
        </table:table-row>
        <table:table-row table:style-name="ro1">
          <table:table-cell table:style-name="ce161"/>
          <table:table-cell table:style-name="ce69"/>
          <table:table-cell table:style-name="ce71" office:value-type="string" calcext:value-type="string">
            <text:p>Beliebige Zahl eingeben:</text:p>
          </table:table-cell>
          <table:table-cell table:style-name="ce74"/>
          <table:table-cell table:style-name="ce76" office:value-type="float" office:value="35" calcext:value-type="float">
            <text:p>35</text:p>
          </table:table-cell>
          <table:table-cell table:style-name="ce69"/>
          <table:table-cell table:style-name="ce161" table:number-columns-repeated="254"/>
          <table:table-cell table:style-name="ce161" table:content-validation-name="val1"/>
          <table:table-cell table:style-name="ce161" table:number-columns-repeated="255"/>
          <table:table-cell table:style-name="ce161" table:content-validation-name="val1"/>
          <table:table-cell table:style-name="ce161" table:number-columns-repeated="255"/>
          <table:table-cell table:style-name="ce161" table:content-validation-name="val1"/>
        </table:table-row>
        <table:table-row table:style-name="ro3">
          <table:table-cell/>
          <table:table-cell table:style-name="ce68"/>
          <table:table-cell table:style-name="ce72"/>
          <table:table-cell table:style-name="ce75" table:number-columns-repeated="2"/>
          <table:table-cell table:style-name="ce68"/>
          <table:table-cell table:number-columns-repeated="767"/>
        </table:table-row>
        <table:table-row table:style-name="ro1">
          <table:table-cell table:style-name="ce161"/>
          <table:table-cell table:style-name="ce69"/>
          <table:table-cell table:style-name="ce71" office:value-type="string" calcext:value-type="string">
            <text:p>Ergebnis:</text:p>
          </table:table-cell>
          <table:table-cell table:style-name="ce74"/>
          <table:table-cell table:style-name="ce77" table:formula="of:=IF(AND([.E6]&gt;=50;[.E6]&lt;=72);&quot;Lottozahl&quot;;&quot;keine Lottozahl&quot;)" office:value-type="string" office:string-value="keine Lottozahl" calcext:value-type="string">
            <text:p>keine Lottozahl</text:p>
          </table:table-cell>
          <table:table-cell table:style-name="ce69"/>
          <table:table-cell table:style-name="ce161" table:number-columns-repeated="254"/>
          <table:table-cell table:style-name="ce161" table:content-validation-name="val2"/>
          <table:table-cell table:style-name="ce161" table:number-columns-repeated="255"/>
          <table:table-cell table:style-name="ce161" table:content-validation-name="val2"/>
          <table:table-cell table:style-name="ce161" table:number-columns-repeated="255"/>
          <table:table-cell table:style-name="ce161" table:content-validation-name="val2"/>
        </table:table-row>
        <table:table-row table:style-name="ro3" table:number-rows-repeated="2">
          <table:table-cell/>
          <table:table-cell table:style-name="ce68" table:number-columns-repeated="5"/>
          <table:table-cell table:number-columns-repeated="767"/>
        </table:table-row>
        <table:table-row table:style-name="ro3" table:number-rows-repeated="65531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27">
          <table:table-cell table:number-columns-repeated="773"/>
        </table:table-row>
        <table:table-row table:style-name="ro3">
          <table:table-cell table:number-columns-repeated="773"/>
        </table:table-row>
      </table:table>
      <table:table table:name="Lottozahl 2 Lölsung" table:style-name="ta16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column table:style-name="co28" table:default-cell-style-name="ce11"/>
        <table:table-column table:style-name="co31" table:number-columns-repeated="250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7" table:default-cell-style-name="ce11"/>
        <table:table-row table:style-name="ro7">
          <table:table-cell/>
          <table:table-cell table:style-name="ce67" office:value-type="string" calcext:value-type="string">
            <text:p>WENN-UND-Funktion - Übung Lottozahl2</text:p>
          </table:table-cell>
          <table:table-cell table:style-name="ce16" table:number-columns-repeated="4"/>
          <table:table-cell table:number-columns-repeated="767"/>
        </table:table-row>
        <table:table-row table:style-name="ro3">
          <table:table-cell table:number-columns-repeated="773"/>
        </table:table-row>
        <table:table-row table:style-name="ro3">
          <table:table-cell/>
          <table:table-cell table:style-name="ce68" table:number-columns-repeated="5"/>
          <table:table-cell table:number-columns-repeated="767"/>
        </table:table-row>
        <table:table-row table:style-name="ro8">
          <table:table-cell/>
          <table:table-cell table:style-name="ce68"/>
          <table:table-cell table:style-name="ce70" office:value-type="string" calcext:value-type="string" table:number-columns-spanned="3" table:number-rows-spanned="1">
            <text:p>Ist das eine Lottozahl?</text:p>
          </table:table-cell>
          <table:covered-table-cell table:number-columns-repeated="2" table:style-name="ce73"/>
          <table:table-cell table:style-name="ce68"/>
          <table:table-cell table:number-columns-repeated="767"/>
        </table:table-row>
        <table:table-row table:style-name="ro3">
          <table:table-cell/>
          <table:table-cell table:style-name="ce68" table:number-columns-repeated="5"/>
          <table:table-cell table:number-columns-repeated="767"/>
        </table:table-row>
        <table:table-row table:style-name="ro1">
          <table:table-cell table:style-name="ce161"/>
          <table:table-cell table:style-name="ce69"/>
          <table:table-cell table:style-name="ce71" office:value-type="string" calcext:value-type="string">
            <text:p>Beliebige Zahl eingeben:</text:p>
          </table:table-cell>
          <table:table-cell table:style-name="ce74"/>
          <table:table-cell table:style-name="ce76" office:value-type="float" office:value="45" calcext:value-type="float">
            <text:p>45</text:p>
          </table:table-cell>
          <table:table-cell table:style-name="ce69"/>
          <table:table-cell table:style-name="ce161" table:number-columns-repeated="254"/>
          <table:table-cell table:style-name="ce161" table:content-validation-name="val1"/>
          <table:table-cell table:style-name="ce161" table:number-columns-repeated="255"/>
          <table:table-cell table:style-name="ce161" table:content-validation-name="val1"/>
          <table:table-cell table:style-name="ce161" table:number-columns-repeated="255"/>
          <table:table-cell table:style-name="ce161" table:content-validation-name="val1"/>
        </table:table-row>
        <table:table-row table:style-name="ro3">
          <table:table-cell/>
          <table:table-cell table:style-name="ce68"/>
          <table:table-cell table:style-name="ce72"/>
          <table:table-cell table:style-name="ce75" table:number-columns-repeated="2"/>
          <table:table-cell table:style-name="ce68"/>
          <table:table-cell table:number-columns-repeated="767"/>
        </table:table-row>
        <table:table-row table:style-name="ro1">
          <table:table-cell table:style-name="ce161"/>
          <table:table-cell table:style-name="ce69"/>
          <table:table-cell table:style-name="ce71" office:value-type="string" calcext:value-type="string">
            <text:p>Ergebnis:</text:p>
          </table:table-cell>
          <table:table-cell table:style-name="ce74"/>
          <table:table-cell table:style-name="ce77" table:formula="of:=IF(AND([.E6]&gt;=1; [.E6]&lt;=45); &quot;Ja, das ist eine Lottozahl!&quot;; &quot; Das ist keine Lottozahl!&quot;)" office:value-type="string" office:string-value="Ja, das ist eine Lottozahl!" calcext:value-type="string">
            <text:p>Ja, das ist eine Lottozahl!</text:p>
          </table:table-cell>
          <table:table-cell table:style-name="ce69"/>
          <table:table-cell table:style-name="ce78" office:value-type="string" calcext:value-type="string">
            <text:p>=WENN(UND(E6&gt;=1; E6&lt;=45); "Ja, das ist eine Lottozahl!"; " Das ist keine Lottozahl!")</text:p>
          </table:table-cell>
          <table:table-cell table:style-name="ce79" table:number-columns-repeated="5"/>
          <table:table-cell table:style-name="ce161" table:number-columns-repeated="248"/>
          <table:table-cell table:style-name="ce161" table:content-validation-name="val2"/>
          <table:table-cell table:style-name="ce161" table:number-columns-repeated="255"/>
          <table:table-cell table:style-name="ce161" table:content-validation-name="val2"/>
          <table:table-cell table:style-name="ce161" table:number-columns-repeated="255"/>
          <table:table-cell table:style-name="ce161" table:content-validation-name="val2"/>
        </table:table-row>
        <table:table-row table:style-name="ro3" table:number-rows-repeated="2">
          <table:table-cell/>
          <table:table-cell table:style-name="ce68" table:number-columns-repeated="5"/>
          <table:table-cell table:number-columns-repeated="767"/>
        </table:table-row>
        <table:table-row table:style-name="ro3" table:number-rows-repeated="65531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33">
          <table:table-cell table:number-columns-repeated="773"/>
        </table:table-row>
        <table:table-row table:style-name="ro3">
          <table:table-cell table:number-columns-repeated="4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  <table:table-cell table:number-columns-repeated="255"/>
          <table:table-cell table:content-validation-name="val1"/>
        </table:table-row>
        <table:table-row table:style-name="ro3">
          <table:table-cell table:number-columns-repeated="773"/>
        </table:table-row>
        <table:table-row table:style-name="ro3">
          <table:table-cell table:number-columns-repeated="4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  <table:table-cell table:number-columns-repeated="255"/>
          <table:table-cell table:content-validation-name="val2"/>
        </table:table-row>
        <table:table-row table:style-name="ro3" table:number-rows-repeated="65527">
          <table:table-cell table:number-columns-repeated="773"/>
        </table:table-row>
        <table:table-row table:style-name="ro3">
          <table:table-cell table:number-columns-repeated="773"/>
        </table:table-row>
      </table:table>
      <table:table table:name="LV-Berechtigung" table:style-name="ta17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" table:number-columns-repeated="59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WENN-UND-Funktion - Übung LV-Berechtigung</text:p>
          </table:table-cell>
          <table:covered-table-cell table:number-columns-repeated="3" table:style-name="ce28"/>
          <table:covered-table-cell table:style-name="ce12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80" office:value-type="string" calcext:value-type="string">
            <text:p>Berechtigung für die LV PROGRAMMIERUNG II</text:p>
          </table:table-cell>
          <table:table-cell table:style-name="ce85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9">
          <table:table-cell table:style-name="ce81" office:value-type="string" calcext:value-type="string">
            <text:p>Vorname</text:p>
          </table:table-cell>
          <table:table-cell table:style-name="ce86" office:value-type="string" calcext:value-type="string">
            <text:p>Nachname</text:p>
          </table:table-cell>
          <table:table-cell table:style-name="ce86" office:value-type="string" calcext:value-type="string">
            <text:p>Note PRÜFUNG 1</text:p>
          </table:table-cell>
          <table:table-cell table:style-name="ce86" office:value-type="string" calcext:value-type="string">
            <text:p>Note PRÜFUNG 2</text:p>
          </table:table-cell>
          <table:table-cell table:style-name="ce89" office:value-type="string" calcext:value-type="string">
            <text:p>Berechtigung</text:p>
          </table:table-cell>
          <table:table-cell table:number-columns-repeated="59"/>
        </table:table-row>
        <table:table-row table:style-name="ro2">
          <table:table-cell table:style-name="ce82" office:value-type="string" calcext:value-type="string">
            <text:p>Karl</text:p>
          </table:table-cell>
          <table:table-cell table:style-name="ce87" office:value-type="string" calcext:value-type="string">
            <text:p>SCHLAUMEIER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90" table:formula="of:=IF(AND([.C6]&gt;0;[.C6]&lt;5;[.D6]&gt;0;[.D6]&lt;5);&quot;berechtigt&quot;;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Lisa</text:p>
          </table:table-cell>
          <table:table-cell table:style-name="ce87" office:value-type="string" calcext:value-type="string">
            <text:p>LISTIG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90" table:formula="of:=IF(AND([.C7]&gt;0;[.C7]&lt;5;[.D7]&gt;0;[.D7]&lt;5);&quot;berechtigt&quot;;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Ewald</text:p>
          </table:table-cell>
          <table:table-cell table:style-name="ce87" office:value-type="string" calcext:value-type="string">
            <text:p>NIXGWUST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90" table:formula="of:=IF(AND([.C8]&gt;0;[.C8]&lt;5;[.D8]&gt;0;[.D8]&lt;5);&quot;berechtigt&quot;;&quot;nicht berechtigt&quot;)" office:value-type="string" office:string-value="nicht berechtigt" calcext:value-type="string">
            <text:p>nicht berechtigt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84" office:value-type="string" calcext:value-type="string">
            <text:p>Für die o.a. LV erhalten alle Studierende eine <text:span text:style-name="T7">Berechtigung,</text:span><text:span text:style-name="T8"> die </text:span><text:span text:style-name="T9">beide Prüfungen positiv </text:span><text:span text:style-name="T8">absolviert</text:span><text:span text:style-name="T9"> </text:span><text:span text:style-name="T8">haben!</text:span></text:p>
          </table:table-cell>
          <table:table-cell table:number-columns-repeated="63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V-Berechtigung Lölsung" table:style-name="ta18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" table:number-columns-repeated="59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WENN-UND-Funktion - Übung LV-Berechtigung</text:p>
          </table:table-cell>
          <table:covered-table-cell table:number-columns-repeated="3" table:style-name="ce28"/>
          <table:covered-table-cell table:style-name="ce12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80" office:value-type="string" calcext:value-type="string">
            <text:p>Berechtigung für die LV PROGRAMMIERUNG II</text:p>
          </table:table-cell>
          <table:table-cell table:style-name="ce85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9">
          <table:table-cell table:style-name="ce81" office:value-type="string" calcext:value-type="string">
            <text:p>Vorname</text:p>
          </table:table-cell>
          <table:table-cell table:style-name="ce86" office:value-type="string" calcext:value-type="string">
            <text:p>Nachname</text:p>
          </table:table-cell>
          <table:table-cell table:style-name="ce86" office:value-type="string" calcext:value-type="string">
            <text:p>Note PRÜFUNG 1</text:p>
          </table:table-cell>
          <table:table-cell table:style-name="ce86" office:value-type="string" calcext:value-type="string">
            <text:p>Note PRÜFUNG 2</text:p>
          </table:table-cell>
          <table:table-cell table:style-name="ce89" office:value-type="string" calcext:value-type="string">
            <text:p>Berechtigung</text:p>
          </table:table-cell>
          <table:table-cell table:number-columns-repeated="59"/>
        </table:table-row>
        <table:table-row table:style-name="ro2">
          <table:table-cell table:style-name="ce82" office:value-type="string" calcext:value-type="string">
            <text:p>Karl</text:p>
          </table:table-cell>
          <table:table-cell table:style-name="ce87" office:value-type="string" calcext:value-type="string">
            <text:p>SCHLAUMEIER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90" table:formula="of:=IF(AND([.C6]&gt;0;[.C6]&lt;5;[.D6]&gt;0;[.D6]&lt;5); &quot;berechtigt&quot;; &quot;nicht berechtigt&quot;)" office:value-type="string" office:string-value="berechtigt" calcext:value-type="string">
            <text:p>berechtigt</text:p>
          </table:table-cell>
          <table:table-cell table:style-name="ce10" office:value-type="string" calcext:value-type="string">
            <text:p>=WENN(UND(C6&gt;0; C6&lt;5; D6&gt;0; D6&lt;5); "berechtigt"; "nicht berechtigt")</text:p>
          </table:table-cell>
          <table:table-cell table:style-name="ce23" table:number-columns-repeated="5"/>
          <table:table-cell table:number-columns-repeated="53"/>
        </table:table-row>
        <table:table-row table:style-name="ro2">
          <table:table-cell table:style-name="ce83" office:value-type="string" calcext:value-type="string">
            <text:p>Lisa</text:p>
          </table:table-cell>
          <table:table-cell table:style-name="ce87" office:value-type="string" calcext:value-type="string">
            <text:p>LISTIG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90" table:formula="of:=IF(AND([.C7]&gt;0;[.C7]&lt;5;[.D7]&gt;0;[.D7]&lt;5); &quot;berechtigt&quot;; &quot;nicht berechtigt&quot;)" office:value-type="string" office:string-value="berechtigt" calcext:value-type="string">
            <text:p>berechtigt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Ewald</text:p>
          </table:table-cell>
          <table:table-cell table:style-name="ce87" office:value-type="string" calcext:value-type="string">
            <text:p>NIXGWUST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90" table:formula="of:=IF(AND([.C8]&gt;0;[.C8]&lt;5;[.D8]&gt;0;[.D8]&lt;5); &quot;berechtigt&quot;; &quot;nicht berechtigt&quot;)" office:value-type="string" office:string-value="nicht berechtigt" calcext:value-type="string">
            <text:p>nicht berechtigt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84" office:value-type="string" calcext:value-type="string">
            <text:p>Für die o.a. LV erhalten alle Studierende eine <text:span text:style-name="T7">Berechtigung,</text:span><text:span text:style-name="T8"> die </text:span><text:span text:style-name="T9">beide Prüfungen positiv </text:span><text:span text:style-name="T8">absolviert</text:span><text:span text:style-name="T9"> </text:span><text:span text:style-name="T8">haben!</text:span></text:p>
          </table:table-cell>
          <table:table-cell table:number-columns-repeated="63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ufnahmeberechtigung" table:style-name="ta19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59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WENN-ODER-Funktion - Übung Aufnahmeberechtigung</text:p>
          </table:table-cell>
          <table:covered-table-cell table:number-columns-repeated="3" table:style-name="ce28"/>
          <table:covered-table-cell table:style-name="ce12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91" office:value-type="string" calcext:value-type="string">
            <text:p>Berechtigung für die Aufnahme an der OK-Schule</text:p>
          </table:table-cell>
          <table:table-cell table:style-name="ce94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0">
          <table:table-cell table:style-name="ce92" office:value-type="string" calcext:value-type="string">
            <text:p>Vorname</text:p>
          </table:table-cell>
          <table:table-cell table:style-name="ce92" office:value-type="string" calcext:value-type="string">
            <text:p>Nachname</text:p>
          </table:table-cell>
          <table:table-cell table:style-name="ce96" office:value-type="string" calcext:value-type="string">
            <text:p>Teilnahme Grundkurs</text:p>
          </table:table-cell>
          <table:table-cell table:style-name="ce96" office:value-type="string" calcext:value-type="string">
            <text:p>Punkte <text:span text:style-name="T10">Aufnahme-prüfung</text:span></text:p>
          </table:table-cell>
          <table:table-cell table:style-name="ce96" office:value-type="string" calcext:value-type="string">
            <text:p>Aufnahme</text:p>
          </table:table-cell>
          <table:table-cell table:number-columns-repeated="59"/>
        </table:table-row>
        <table:table-row table:style-name="ro2">
          <table:table-cell table:style-name="ce82" office:value-type="string" calcext:value-type="string">
            <text:p>Karl</text:p>
          </table:table-cell>
          <table:table-cell table:style-name="ce87" office:value-type="string" calcext:value-type="string">
            <text:p>SCHLAUMEIER</text:p>
          </table:table-cell>
          <table:table-cell table:style-name="ce97"/>
          <table:table-cell table:style-name="ce88" office:value-type="float" office:value="950" calcext:value-type="float">
            <text:p>950</text:p>
          </table:table-cell>
          <table:table-cell table:style-name="ce98" table:formula="of:=IF(OR([.C6]=&quot;belegt&quot;;[.D6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Lisa</text:p>
          </table:table-cell>
          <table:table-cell table:style-name="ce87" office:value-type="string" calcext:value-type="string">
            <text:p>LISTIG</text:p>
          </table:table-cell>
          <table:table-cell table:style-name="ce97" office:value-type="string" calcext:value-type="string">
            <text:p>belegt</text:p>
          </table:table-cell>
          <table:table-cell table:style-name="ce88"/>
          <table:table-cell table:style-name="ce98" table:formula="of:=IF(OR([.C7]=&quot;belegt&quot;;[.D7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Ewald</text:p>
          </table:table-cell>
          <table:table-cell table:style-name="ce87" office:value-type="string" calcext:value-type="string">
            <text:p>NIXGWUST</text:p>
          </table:table-cell>
          <table:table-cell table:style-name="ce97"/>
          <table:table-cell table:style-name="ce88" office:value-type="float" office:value="600" calcext:value-type="float">
            <text:p>600</text:p>
          </table:table-cell>
          <table:table-cell table:style-name="ce98" table:formula="of:=IF(OR([.C8]=&quot;belegt&quot;;[.D8]&gt;=850);&quot;ja&quot;;&quot;nein&quot;)" office:value-type="string" office:string-value="nein" calcext:value-type="string">
            <text:p>nein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1">
          <table:table-cell table:style-name="ce93" office:value-type="string" calcext:value-type="string" table:number-columns-spanned="5" table:number-rows-spanned="1">
            <text:p>Aufnahmeberechtigt sind alle Schüler, die entweder am <text:span text:style-name="T7">Grundkurs teilgenommen</text:span><text:span text:style-name="T8"> haben, </text:span><text:span text:style-name="T9">odermindestens 850 Punkte</text:span><text:span text:style-name="T8"> bei der Aufnahmeprüfung erreicht haben.</text:span></text:p>
          </table:table-cell>
          <table:covered-table-cell table:number-columns-repeated="4" table:style-name="ce95"/>
          <table:table-cell table:number-columns-repeated="59"/>
        </table:table-row>
        <table:table-row table:style-name="ro2">
          <table:table-cell table:style-name="ce84"/>
          <table:table-cell table:number-columns-repeated="63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ufnahmeberechtigung Lölsung" table:style-name="ta20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59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WENN-ODER-Funktion - Übung Aufnahmeberechtigung</text:p>
          </table:table-cell>
          <table:covered-table-cell table:number-columns-repeated="3" table:style-name="ce28"/>
          <table:covered-table-cell table:style-name="ce12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91" office:value-type="string" calcext:value-type="string">
            <text:p>Berechtigung für die Aufnahme an der OK-Schule</text:p>
          </table:table-cell>
          <table:table-cell table:style-name="ce94"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0">
          <table:table-cell table:style-name="ce92" office:value-type="string" calcext:value-type="string">
            <text:p>Vorname</text:p>
          </table:table-cell>
          <table:table-cell table:style-name="ce92" office:value-type="string" calcext:value-type="string">
            <text:p>Nachname</text:p>
          </table:table-cell>
          <table:table-cell table:style-name="ce96" office:value-type="string" calcext:value-type="string">
            <text:p>Teilnahme Grundkurs</text:p>
          </table:table-cell>
          <table:table-cell table:style-name="ce96" office:value-type="string" calcext:value-type="string">
            <text:p>Punkte <text:span text:style-name="T10">Aufnahme-prüfung</text:span></text:p>
          </table:table-cell>
          <table:table-cell table:style-name="ce96" office:value-type="string" calcext:value-type="string">
            <text:p>Aufnahme</text:p>
          </table:table-cell>
          <table:table-cell table:number-columns-repeated="59"/>
        </table:table-row>
        <table:table-row table:style-name="ro2">
          <table:table-cell table:style-name="ce82" office:value-type="string" calcext:value-type="string">
            <text:p>Karl</text:p>
          </table:table-cell>
          <table:table-cell table:style-name="ce87" office:value-type="string" calcext:value-type="string">
            <text:p>SCHLAUMEIER</text:p>
          </table:table-cell>
          <table:table-cell table:style-name="ce87"/>
          <table:table-cell table:style-name="ce88" office:value-type="float" office:value="950" calcext:value-type="float">
            <text:p>950</text:p>
          </table:table-cell>
          <table:table-cell table:style-name="ce98" table:formula="of:=IF(OR([.C6]=&quot;belegt&quot;; [.D6]&gt;=850);&quot;ja&quot;;&quot;nein&quot;)" office:value-type="string" office:string-value="ja" calcext:value-type="string">
            <text:p>ja</text:p>
          </table:table-cell>
          <table:table-cell table:style-name="ce10" office:value-type="string" calcext:value-type="string">
            <text:p>=WENN(ODER(C6="belegt"; D6&gt;=850);"ja";"nein")</text:p>
          </table:table-cell>
          <table:table-cell table:style-name="ce23" table:number-columns-repeated="3"/>
          <table:table-cell table:number-columns-repeated="55"/>
        </table:table-row>
        <table:table-row table:style-name="ro2">
          <table:table-cell table:style-name="ce83" office:value-type="string" calcext:value-type="string">
            <text:p>Lisa</text:p>
          </table:table-cell>
          <table:table-cell table:style-name="ce87" office:value-type="string" calcext:value-type="string">
            <text:p>LISTIG</text:p>
          </table:table-cell>
          <table:table-cell table:style-name="ce88" office:value-type="string" calcext:value-type="string">
            <text:p>belegt</text:p>
          </table:table-cell>
          <table:table-cell table:style-name="ce88"/>
          <table:table-cell table:style-name="ce98" table:formula="of:=IF(OR([.C7]=&quot;belegt&quot;; [.D7]&gt;=850);&quot;ja&quot;;&quot;nein&quot;)" office:value-type="string" office:string-value="ja" calcext:value-type="string">
            <text:p>ja</text:p>
          </table:table-cell>
          <table:table-cell table:number-columns-repeated="59"/>
        </table:table-row>
        <table:table-row table:style-name="ro2">
          <table:table-cell table:style-name="ce83" office:value-type="string" calcext:value-type="string">
            <text:p>Ewald</text:p>
          </table:table-cell>
          <table:table-cell table:style-name="ce87" office:value-type="string" calcext:value-type="string">
            <text:p>NIXGWUST</text:p>
          </table:table-cell>
          <table:table-cell table:style-name="ce87"/>
          <table:table-cell table:style-name="ce88" office:value-type="float" office:value="600" calcext:value-type="float">
            <text:p>600</text:p>
          </table:table-cell>
          <table:table-cell table:style-name="ce98" table:formula="of:=IF(OR([.C8]=&quot;belegt&quot;; [.D8]&gt;=850);&quot;ja&quot;;&quot;nein&quot;)" office:value-type="string" office:string-value="nein" calcext:value-type="string">
            <text:p>nein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1">
          <table:table-cell table:style-name="ce93" office:value-type="string" calcext:value-type="string" table:number-columns-spanned="5" table:number-rows-spanned="1">
            <text:p>Aufnahmeberechtigt sind alle Schüler, die entweder am <text:span text:style-name="T7">Grundkurs teilgenommen</text:span><text:span text:style-name="T8"> haben, </text:span><text:span text:style-name="T9">odermindestens 850 Punkte</text:span><text:span text:style-name="T8"> bei der Aufnahmeprüfung erreicht haben.</text:span></text:p>
          </table:table-cell>
          <table:covered-table-cell table:number-columns-repeated="4" table:style-name="ce95"/>
          <table:table-cell table:number-columns-repeated="59"/>
        </table:table-row>
        <table:table-row table:style-name="ro2">
          <table:table-cell table:style-name="ce84"/>
          <table:table-cell table:number-columns-repeated="63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Limit_Flirt" table:base-cell-address="$'UND-Funktion'.$A$1" table:expression="['file://subitisrv/Dokumente%20und%20Einstellungen/serb/Eigene%20Dateien/Schulungen/03_Werkstatt/WIFI%20Excel%202010%20Advanced/%C3%9Cbungen/%C3%9CBUNG-Wenn-Und-Oder.xls'#$'Wenn &amp; Und 2'.$D$15]"/>
        <table:named-expression table:name="Limit_Handy" table:base-cell-address="$'UND-Funktion'.$A$1" table:expression="['file://subitisrv/Dokumente%20und%20Einstellungen/serb/Eigene%20Dateien/Schulungen/03_Werkstatt/WIFI%20Excel%202010%20Advanced/%C3%9Cbungen/%C3%9CBUNG-Wenn-Und-Oder.xls'#$'Wenn &amp; Und 2'.$C$15]"/>
        <table:named-expression table:name="Limit_Zucker" table:base-cell-address="$'UND-Funktion'.$A$1" table:expression="['file://subitisrv/Dokumente%20und%20Einstellungen/serb/Eigene%20Dateien/Schulungen/03_Werkstatt/WIFI%20Excel%202010%20Advanced/%C3%9Cbungen/%C3%9CBUNG-Wenn-Und-Oder.xls'#$'Wenn &amp; Und 2'.$E$15]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de" number:country="A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 number:language="de" number:country="A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currency-symbol number:language="de" number:country="A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P0" style:volatile="true">
      <number:hours number:style="long"/>
      <number:text>:</number:text>
      <number:minutes number:style="long"/>
    </number:time-style>
    <number:text-style style:name="N123">
      <number:text-content/>
      <style:map style:condition="value()&lt;=1.79769313486232E+308" style:apply-style-name="N123P0"/>
    </number:text-style>
    <number:number-style style:name="N124">
      <number:text>€ </number:text>
      <number:number number:decimal-places="2" loext:min-decimal-places="2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07P0" style:volatile="true" number:language="de" number:country="AT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text-style style:name="N20107" number:language="de" number:country="AT">
      <number:text-content/>
      <style:map style:condition="value()&lt;=1.79769313486232E+308" style:apply-style-name="N2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14"/>
    <style:style style:name="Standard_5f_Logische_20_Funktionen" style:display-name="Standard_Logische Funktion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Comma" style:display-name="Excel Built-in Comma" style:family="table-cell" style:parent-style-name="Default" style:data-style-name="N110"/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4"/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 style:data-style-name="N2" text:time-value="12:39:25.0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UND-Funktion_20_Lösung" style:display-name="PageStyle_UND-Funktion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-Funktion" style:display-name="PageStyle_UND-Funk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DER-Funktion" style:display-name="PageStyle_ODER-Funk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DER-Funktion_20_Lösung" style:display-name="PageStyle_ODER-Funktion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NN_20_Funktion" style:display-name="PageStyle_WENN Funk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NN_20_Funktion_20_Lösung" style:display-name="PageStyle_WENN Funktion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abrechnung" style:display-name="PageStyle_Stundenabrechn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abrechnung_20_Lösung" style:display-name="PageStyle_Stundenabrechnung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ifahrt" style:display-name="PageStyle_Freifah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ifahrt_20_Lösung" style:display-name="PageStyle_Freifahrt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batt_20_1" style:display-name="PageStyle_Rabat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batt_20_1_20_Lösung" style:display-name="PageStyle_Rabatt 1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batt_20_2_20_Lösung" style:display-name="PageStyle_Rabatt 2 Lö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tozahl_20_2" style:display-name="PageStyle_Lottozahl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batt_20_2" style:display-name="PageStyle_Rabat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tozahl_20_2_20_Lölsung" style:display-name="PageStyle_Lottozahl 2 Lölsu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V-Berechtigung" style:display-name="PageStyle_LV-Berechtig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V-Berechtigung_20_Lölsung" style:display-name="PageStyle_LV-Berechtigung Löl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fnahmeberechtigung" style:display-name="PageStyle_Aufnahmeberechtig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fnahmeberechtigung_20_Lölsung" style:display-name="PageStyle_Aufnahmeberechtigung Löls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xcel 2010 - Fortgeschritten</dc:title>
    <dc:subject>Funktionen - Logische Funktionen</dc:subject>
    <meta:initial-creator>ZID/Dagmar Serb</meta:initial-creator>
    <meta:keyword>Übungsdatei</meta:keyword>
    <meta:creation-date>2011-12-21T09:18:44</meta:creation-date>
    <dc:date>2020-10-02T12:43:04.522000000</dc:date>
    <meta:generator>LibreOffice/6.3.6.2$Windows_X86_64 LibreOffice_project/2196df99b074d8a661f4036fca8fa0cbfa33a497</meta:generator>
    <meta:editing-duration>PT45M27S</meta:editing-duration>
    <meta:editing-cycles>11</meta:editing-cycles>
    <meta:document-statistic meta:table-count="20" meta:cell-count="492" meta:object-count="0"/>
    <meta:user-defined meta:name="AppVersion">16.0300</meta:user-defined>
    <meta:user-defined meta:name="Company">MUL</meta:user-defined>
    <meta:user-defined meta:name="category">Schulungen</meta:user-defined>
    <meta:user-defined meta:name="contentStatus">V.02/Jän. 2016</meta:user-defined>
  </office:meta>
</office:document-meta>
</file>